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67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07in"/>
    </style:style>
    <style:style style:name="co4" style:family="table-column">
      <style:table-column-properties fo:break-before="auto" style:column-width="0.661in"/>
    </style:style>
    <style:style style:name="co5" style:family="table-column">
      <style:table-column-properties fo:break-before="auto" style:column-width="1.6953in"/>
    </style:style>
    <style:style style:name="co6" style:family="table-column">
      <style:table-column-properties fo:break-before="auto" style:column-width="2.5354in"/>
    </style:style>
    <style:style style:name="co7" style:family="table-column">
      <style:table-column-properties fo:break-before="auto" style:column-width="1.7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in_C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arrow</text:p>
          </table:table-cell>
          <table:table-cell table:style-name="ce1" office:value-type="string" calcext:value-type="string">
            <text:p>doublequote</text:p>
          </table:table-cell>
          <table:table-cell table:style-name="ce1" office:value-type="string" calcext:value-type="string">
            <text:p>dc2</text:p>
          </table:table-cell>
          <table:table-cell table:style-name="ce1" office:value-type="string" calcext:value-type="string">
            <text:p>df name</text:p>
          </table:table-cell>
          <table:table-cell table:style-name="ce1" office:value-type="string" calcext:value-type="string">
            <text:p>df count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fn count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alcoholarm &lt;- read.table("./Data/alcoholarm.txt", header=T)</text:p>
          </table:table-cell>
          <table:table-cell table:formula="of:=FIND(&quot;&lt;-&quot;; [.A2])" office:value-type="float" office:value="12" calcext:value-type="float">
            <text:p>12</text:p>
          </table:table-cell>
          <table:table-cell table:formula="of:=FIND(&quot;&quot;&quot;&quot;; [.A2])" office:value-type="float" office:value="26" calcext:value-type="float">
            <text:p>26</text:p>
          </table:table-cell>
          <table:table-cell table:formula="of:=FIND(&quot;&quot;&quot;&quot;; [.A2]; [.C2]+1)" office:value-type="float" office:value="48" calcext:value-type="float">
            <text:p>48</text:p>
          </table:table-cell>
          <table:table-cell table:formula="of:=TRIM(MID([.A2]; 1; [.B2]-1))" office:value-type="string" office:string-value="alcoholarm" calcext:value-type="string">
            <text:p>alcoholarm</text:p>
          </table:table-cell>
          <table:table-cell table:formula="of:=COUNTIF([.E$1:.E$1048576]; [.E2])" office:value-type="float" office:value="1" calcext:value-type="float">
            <text:p>1</text:p>
          </table:table-cell>
          <table:table-cell table:formula="of:=MID([.A2]; [.C2]+8; [.D2]-[.C2]-8)" office:value-type="string" office:string-value="alcoholarm.txt" calcext:value-type="string">
            <text:p>alcoholarm.txt</text:p>
          </table:table-cell>
          <table:table-cell table:formula="of:=COUNTIF([.G$1:.G$1048576]; [.G2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alcoholarm &lt;- read.table("./Data/alcoholarm.txt", header=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coholtobacco &lt;- read.table("./Data/alcoholtobacco.txt", header=T)</text:p>
          </table:table-cell>
          <table:table-cell table:formula="of:=FIND(&quot;&lt;-&quot;; [.A4])" office:value-type="float" office:value="16" calcext:value-type="float">
            <text:p>16</text:p>
          </table:table-cell>
          <table:table-cell table:formula="of:=FIND(&quot;&quot;&quot;&quot;; [.A4])" office:value-type="float" office:value="30" calcext:value-type="float">
            <text:p>30</text:p>
          </table:table-cell>
          <table:table-cell table:formula="of:=FIND(&quot;&quot;&quot;&quot;; [.A4]; [.C4]+1)" office:value-type="float" office:value="56" calcext:value-type="float">
            <text:p>56</text:p>
          </table:table-cell>
          <table:table-cell table:formula="of:=TRIM(MID([.A4]; 1; [.B4]-1))" office:value-type="string" office:string-value="alcoholtobacco" calcext:value-type="string">
            <text:p>alcoholtobacco</text:p>
          </table:table-cell>
          <table:table-cell table:formula="of:=COUNTIF([.E$1:.E$1048576]; [.E4])" office:value-type="float" office:value="1" calcext:value-type="float">
            <text:p>1</text:p>
          </table:table-cell>
          <table:table-cell table:formula="of:=MID([.A4]; [.C4]+8; [.D4]-[.C4]-8)" office:value-type="string" office:string-value="alcoholtobacco.txt" calcext:value-type="string">
            <text:p>alcoholtobacco.txt</text:p>
          </table:table-cell>
          <table:table-cell table:formula="of:=COUNTIF([.G$1:.G$1048576]; [.G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lentest &lt;- read.table("./Data/allentest.txt", header=T)</text:p>
          </table:table-cell>
          <table:table-cell table:formula="of:=FIND(&quot;&lt;-&quot;; [.A5])" office:value-type="float" office:value="11" calcext:value-type="float">
            <text:p>11</text:p>
          </table:table-cell>
          <table:table-cell table:formula="of:=FIND(&quot;&quot;&quot;&quot;; [.A5])" office:value-type="float" office:value="25" calcext:value-type="float">
            <text:p>25</text:p>
          </table:table-cell>
          <table:table-cell table:formula="of:=FIND(&quot;&quot;&quot;&quot;; [.A5]; [.C5]+1)" office:value-type="float" office:value="46" calcext:value-type="float">
            <text:p>46</text:p>
          </table:table-cell>
          <table:table-cell table:formula="of:=TRIM(MID([.A5]; 1; [.B5]-1))" office:value-type="string" office:string-value="allentest" calcext:value-type="string">
            <text:p>allentest</text:p>
          </table:table-cell>
          <table:table-cell table:formula="of:=COUNTIF([.E$1:.E$1048576]; [.E5])" office:value-type="float" office:value="1" calcext:value-type="float">
            <text:p>1</text:p>
          </table:table-cell>
          <table:table-cell table:formula="of:=MID([.A5]; [.C5]+8; [.D5]-[.C5]-8)" office:value-type="string" office:string-value="allentest.txt" calcext:value-type="string">
            <text:p>allentest.txt</text:p>
          </table:table-cell>
          <table:table-cell table:formula="of:=COUNTIF([.G$1:.G$1048576]; [.G5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allentest &lt;- read.table("./Data/allentest.txt", header=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entestn23 &lt;- read.table("./Data/allentestn23.txt", header=T)</text:p>
          </table:table-cell>
          <table:table-cell table:formula="of:=FIND(&quot;&lt;-&quot;; [.A7])" office:value-type="float" office:value="14" calcext:value-type="float">
            <text:p>14</text:p>
          </table:table-cell>
          <table:table-cell table:formula="of:=FIND(&quot;&quot;&quot;&quot;; [.A7])" office:value-type="float" office:value="28" calcext:value-type="float">
            <text:p>28</text:p>
          </table:table-cell>
          <table:table-cell table:formula="of:=FIND(&quot;&quot;&quot;&quot;; [.A7]; [.C7]+1)" office:value-type="float" office:value="52" calcext:value-type="float">
            <text:p>52</text:p>
          </table:table-cell>
          <table:table-cell table:formula="of:=TRIM(MID([.A7]; 1; [.B7]-1))" office:value-type="string" office:string-value="allentestn23" calcext:value-type="string">
            <text:p>allentestn23</text:p>
          </table:table-cell>
          <table:table-cell table:formula="of:=COUNTIF([.E$1:.E$1048576]; [.E7])" office:value-type="float" office:value="1" calcext:value-type="float">
            <text:p>1</text:p>
          </table:table-cell>
          <table:table-cell table:formula="of:=MID([.A7]; [.C7]+8; [.D7]-[.C7]-8)" office:value-type="string" office:string-value="allentestn23.txt" calcext:value-type="string">
            <text:p>allentestn23.txt</text:p>
          </table:table-cell>
          <table:table-cell table:formula="of:=COUNTIF([.G$1:.G$1048576]; [.G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ligator &lt;- read.table("./Data/alligator.txt", header=T)</text:p>
          </table:table-cell>
          <table:table-cell table:formula="of:=FIND(&quot;&lt;-&quot;; [.A8])" office:value-type="float" office:value="11" calcext:value-type="float">
            <text:p>11</text:p>
          </table:table-cell>
          <table:table-cell table:formula="of:=FIND(&quot;&quot;&quot;&quot;; [.A8])" office:value-type="float" office:value="25" calcext:value-type="float">
            <text:p>25</text:p>
          </table:table-cell>
          <table:table-cell table:formula="of:=FIND(&quot;&quot;&quot;&quot;; [.A8]; [.C8]+1)" office:value-type="float" office:value="46" calcext:value-type="float">
            <text:p>46</text:p>
          </table:table-cell>
          <table:table-cell table:formula="of:=TRIM(MID([.A8]; 1; [.B8]-1))" office:value-type="string" office:string-value="alligator" calcext:value-type="string">
            <text:p>alligator</text:p>
          </table:table-cell>
          <table:table-cell table:formula="of:=COUNTIF([.E$1:.E$1048576]; [.E8])" office:value-type="float" office:value="1" calcext:value-type="float">
            <text:p>1</text:p>
          </table:table-cell>
          <table:table-cell table:formula="of:=MID([.A8]; [.C8]+8; [.D8]-[.C8]-8)" office:value-type="string" office:string-value="alligator.txt" calcext:value-type="string">
            <text:p>alligator.txt</text:p>
          </table:table-cell>
          <table:table-cell table:formula="of:=COUNTIF([.G$1:.G$1048576]; [.G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phapluto &lt;- read.table("./Data/alphapluto.txt", header=T)</text:p>
          </table:table-cell>
          <table:table-cell table:formula="of:=FIND(&quot;&lt;-&quot;; [.A9])" office:value-type="float" office:value="12" calcext:value-type="float">
            <text:p>12</text:p>
          </table:table-cell>
          <table:table-cell table:formula="of:=FIND(&quot;&quot;&quot;&quot;; [.A9])" office:value-type="float" office:value="26" calcext:value-type="float">
            <text:p>26</text:p>
          </table:table-cell>
          <table:table-cell table:formula="of:=FIND(&quot;&quot;&quot;&quot;; [.A9]; [.C9]+1)" office:value-type="float" office:value="48" calcext:value-type="float">
            <text:p>48</text:p>
          </table:table-cell>
          <table:table-cell table:formula="of:=TRIM(MID([.A9]; 1; [.B9]-1))" office:value-type="string" office:string-value="alphapluto" calcext:value-type="string">
            <text:p>alphapluto</text:p>
          </table:table-cell>
          <table:table-cell table:formula="of:=COUNTIF([.E$1:.E$1048576]; [.E9])" office:value-type="float" office:value="1" calcext:value-type="float">
            <text:p>1</text:p>
          </table:table-cell>
          <table:table-cell table:formula="of:=MID([.A9]; [.C9]+8; [.D9]-[.C9]-8)" office:value-type="string" office:string-value="alphapluto.txt" calcext:value-type="string">
            <text:p>alphapluto.txt</text:p>
          </table:table-cell>
          <table:table-cell table:formula="of:=COUNTIF([.G$1:.G$1048576]; [.G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scombe &lt;- read.table("./Data/anscombe.txt", header=T)</text:p>
          </table:table-cell>
          <table:table-cell table:formula="of:=FIND(&quot;&lt;-&quot;; [.A10])" office:value-type="float" office:value="10" calcext:value-type="float">
            <text:p>10</text:p>
          </table:table-cell>
          <table:table-cell table:formula="of:=FIND(&quot;&quot;&quot;&quot;; [.A10])" office:value-type="float" office:value="24" calcext:value-type="float">
            <text:p>24</text:p>
          </table:table-cell>
          <table:table-cell table:formula="of:=FIND(&quot;&quot;&quot;&quot;; [.A10]; [.C10]+1)" office:value-type="float" office:value="44" calcext:value-type="float">
            <text:p>44</text:p>
          </table:table-cell>
          <table:table-cell table:formula="of:=TRIM(MID([.A10]; 1; [.B10]-1))" office:value-type="string" office:string-value="anscombe" calcext:value-type="string">
            <text:p>anscombe</text:p>
          </table:table-cell>
          <table:table-cell table:formula="of:=COUNTIF([.E$1:.E$1048576]; [.E10])" office:value-type="float" office:value="1" calcext:value-type="float">
            <text:p>1</text:p>
          </table:table-cell>
          <table:table-cell table:formula="of:=MID([.A10]; [.C10]+8; [.D10]-[.C10]-8)" office:value-type="string" office:string-value="anscombe.txt" calcext:value-type="string">
            <text:p>anscombe.txt</text:p>
          </table:table-cell>
          <table:table-cell table:formula="of:=COUNTIF([.G$1:.G$1048576]; [.G1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bybirds &lt;- read.table("./Data/babybirds.txt", header=T)</text:p>
          </table:table-cell>
          <table:table-cell table:formula="of:=FIND(&quot;&lt;-&quot;; [.A11])" office:value-type="float" office:value="11" calcext:value-type="float">
            <text:p>11</text:p>
          </table:table-cell>
          <table:table-cell table:formula="of:=FIND(&quot;&quot;&quot;&quot;; [.A11])" office:value-type="float" office:value="25" calcext:value-type="float">
            <text:p>25</text:p>
          </table:table-cell>
          <table:table-cell table:formula="of:=FIND(&quot;&quot;&quot;&quot;; [.A11]; [.C11]+1)" office:value-type="float" office:value="46" calcext:value-type="float">
            <text:p>46</text:p>
          </table:table-cell>
          <table:table-cell table:formula="of:=TRIM(MID([.A11]; 1; [.B11]-1))" office:value-type="string" office:string-value="babybirds" calcext:value-type="string">
            <text:p>babybirds</text:p>
          </table:table-cell>
          <table:table-cell table:formula="of:=COUNTIF([.E$1:.E$1048576]; [.E11])" office:value-type="float" office:value="1" calcext:value-type="float">
            <text:p>1</text:p>
          </table:table-cell>
          <table:table-cell table:formula="of:=MID([.A11]; [.C11]+8; [.D11]-[.C11]-8)" office:value-type="string" office:string-value="babybirds.txt" calcext:value-type="string">
            <text:p>babybirds.txt</text:p>
          </table:table-cell>
          <table:table-cell table:formula="of:=COUNTIF([.G$1:.G$1048576]; [.G1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rthsmokers &lt;- read.table("./Data/birthsmokers.txt", header=T)</text:p>
          </table:table-cell>
          <table:table-cell table:formula="of:=FIND(&quot;&lt;-&quot;; [.A12])" office:value-type="float" office:value="14" calcext:value-type="float">
            <text:p>14</text:p>
          </table:table-cell>
          <table:table-cell table:formula="of:=FIND(&quot;&quot;&quot;&quot;; [.A12])" office:value-type="float" office:value="28" calcext:value-type="float">
            <text:p>28</text:p>
          </table:table-cell>
          <table:table-cell table:formula="of:=FIND(&quot;&quot;&quot;&quot;; [.A12]; [.C12]+1)" office:value-type="float" office:value="52" calcext:value-type="float">
            <text:p>52</text:p>
          </table:table-cell>
          <table:table-cell table:formula="of:=TRIM(MID([.A12]; 1; [.B12]-1))" office:value-type="string" office:string-value="birthsmokers" calcext:value-type="string">
            <text:p>birthsmokers</text:p>
          </table:table-cell>
          <table:table-cell table:formula="of:=COUNTIF([.E$1:.E$1048576]; [.E12])" office:value-type="float" office:value="1" calcext:value-type="float">
            <text:p>1</text:p>
          </table:table-cell>
          <table:table-cell table:formula="of:=MID([.A12]; [.C12]+8; [.D12]-[.C12]-8)" office:value-type="string" office:string-value="birthsmokers.txt" calcext:value-type="string">
            <text:p>birthsmokers.txt</text:p>
          </table:table-cell>
          <table:table-cell table:formula="of:=COUNTIF([.G$1:.G$1048576]; [.G1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aisdell &lt;- read.table("./Data/blaisdell.txt", header=T)</text:p>
          </table:table-cell>
          <table:table-cell table:formula="of:=FIND(&quot;&lt;-&quot;; [.A13])" office:value-type="float" office:value="11" calcext:value-type="float">
            <text:p>11</text:p>
          </table:table-cell>
          <table:table-cell table:formula="of:=FIND(&quot;&quot;&quot;&quot;; [.A13])" office:value-type="float" office:value="25" calcext:value-type="float">
            <text:p>25</text:p>
          </table:table-cell>
          <table:table-cell table:formula="of:=FIND(&quot;&quot;&quot;&quot;; [.A13]; [.C13]+1)" office:value-type="float" office:value="46" calcext:value-type="float">
            <text:p>46</text:p>
          </table:table-cell>
          <table:table-cell table:formula="of:=TRIM(MID([.A13]; 1; [.B13]-1))" office:value-type="string" office:string-value="blaisdell" calcext:value-type="string">
            <text:p>blaisdell</text:p>
          </table:table-cell>
          <table:table-cell table:formula="of:=COUNTIF([.E$1:.E$1048576]; [.E13])" office:value-type="float" office:value="1" calcext:value-type="float">
            <text:p>1</text:p>
          </table:table-cell>
          <table:table-cell table:formula="of:=MID([.A13]; [.C13]+8; [.D13]-[.C13]-8)" office:value-type="string" office:string-value="blaisdell.txt" calcext:value-type="string">
            <text:p>blaisdell.txt</text:p>
          </table:table-cell>
          <table:table-cell table:formula="of:=COUNTIF([.G$1:.G$1048576]; [.G1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dgstories &lt;- read.table("./Data/bldgstories.txt", header=T)</text:p>
          </table:table-cell>
          <table:table-cell table:formula="of:=FIND(&quot;&lt;-&quot;; [.A14])" office:value-type="float" office:value="13" calcext:value-type="float">
            <text:p>13</text:p>
          </table:table-cell>
          <table:table-cell table:formula="of:=FIND(&quot;&quot;&quot;&quot;; [.A14])" office:value-type="float" office:value="27" calcext:value-type="float">
            <text:p>27</text:p>
          </table:table-cell>
          <table:table-cell table:formula="of:=FIND(&quot;&quot;&quot;&quot;; [.A14]; [.C14]+1)" office:value-type="float" office:value="50" calcext:value-type="float">
            <text:p>50</text:p>
          </table:table-cell>
          <table:table-cell table:formula="of:=TRIM(MID([.A14]; 1; [.B14]-1))" office:value-type="string" office:string-value="bldgstories" calcext:value-type="string">
            <text:p>bldgstories</text:p>
          </table:table-cell>
          <table:table-cell table:formula="of:=COUNTIF([.E$1:.E$1048576]; [.E14])" office:value-type="float" office:value="1" calcext:value-type="float">
            <text:p>1</text:p>
          </table:table-cell>
          <table:table-cell table:formula="of:=MID([.A14]; [.C14]+8; [.D14]-[.C14]-8)" office:value-type="string" office:string-value="bldgstories.txt" calcext:value-type="string">
            <text:p>bldgstories.txt</text:p>
          </table:table-cell>
          <table:table-cell table:formula="of:=COUNTIF([.G$1:.G$1048576]; [.G1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oodpress &lt;- read.table("./Data/bloodpress.txt", header=T)</text:p>
          </table:table-cell>
          <table:table-cell table:formula="of:=FIND(&quot;&lt;-&quot;; [.A15])" office:value-type="float" office:value="12" calcext:value-type="float">
            <text:p>12</text:p>
          </table:table-cell>
          <table:table-cell table:formula="of:=FIND(&quot;&quot;&quot;&quot;; [.A15])" office:value-type="float" office:value="26" calcext:value-type="float">
            <text:p>26</text:p>
          </table:table-cell>
          <table:table-cell table:formula="of:=FIND(&quot;&quot;&quot;&quot;; [.A15]; [.C15]+1)" office:value-type="float" office:value="48" calcext:value-type="float">
            <text:p>48</text:p>
          </table:table-cell>
          <table:table-cell table:formula="of:=TRIM(MID([.A15]; 1; [.B15]-1))" office:value-type="string" office:string-value="bloodpress" calcext:value-type="string">
            <text:p>bloodpress</text:p>
          </table:table-cell>
          <table:table-cell table:formula="of:=COUNTIF([.E$1:.E$1048576]; [.E15])" office:value-type="float" office:value="1" calcext:value-type="float">
            <text:p>1</text:p>
          </table:table-cell>
          <table:table-cell table:formula="of:=MID([.A15]; [.C15]+8; [.D15]-[.C15]-8)" office:value-type="string" office:string-value="bloodpress.txt" calcext:value-type="string">
            <text:p>bloodpress.txt</text:p>
          </table:table-cell>
          <table:table-cell table:formula="of:=COUNTIF([.G$1:.G$1048576]; [.G15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bloodpress &lt;- read.table("./Data/bloodpress.txt", header=T)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bloodpress &lt;- read.table("./Data/bloodpress.txt", header=T)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bloodpress &lt;- read.table("./Data/bloodpress.txt", header=T)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bloodpress &lt;- read.table("./Data/bloodpress.txt", header=T)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bloodpress &lt;- read.table("./Data/bloodpress.txt", header=T)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bloodpress &lt;- read.table("./Data/bloodpress.txt", header=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uegills &lt;- read.table("./Data/bluegills.txt", header=T)</text:p>
          </table:table-cell>
          <table:table-cell table:formula="of:=FIND(&quot;&lt;-&quot;; [.A22])" office:value-type="float" office:value="11" calcext:value-type="float">
            <text:p>11</text:p>
          </table:table-cell>
          <table:table-cell table:formula="of:=FIND(&quot;&quot;&quot;&quot;; [.A22])" office:value-type="float" office:value="25" calcext:value-type="float">
            <text:p>25</text:p>
          </table:table-cell>
          <table:table-cell table:formula="of:=FIND(&quot;&quot;&quot;&quot;; [.A22]; [.C22]+1)" office:value-type="float" office:value="46" calcext:value-type="float">
            <text:p>46</text:p>
          </table:table-cell>
          <table:table-cell table:formula="of:=TRIM(MID([.A22]; 1; [.B22]-1))" office:value-type="string" office:string-value="bluegills" calcext:value-type="string">
            <text:p>bluegills</text:p>
          </table:table-cell>
          <table:table-cell table:formula="of:=COUNTIF([.E$1:.E$1048576]; [.E22])" office:value-type="float" office:value="1" calcext:value-type="float">
            <text:p>1</text:p>
          </table:table-cell>
          <table:table-cell table:formula="of:=MID([.A22]; [.C22]+8; [.D22]-[.C22]-8)" office:value-type="string" office:string-value="bluegills.txt" calcext:value-type="string">
            <text:p>bluegills.txt</text:p>
          </table:table-cell>
          <table:table-cell table:formula="of:=COUNTIF([.G$1:.G$1048576]; [.G2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fat &lt;- read.table("./Data/bodyfat.txt", header=T)</text:p>
          </table:table-cell>
          <table:table-cell table:formula="of:=FIND(&quot;&lt;-&quot;; [.A23])" office:value-type="float" office:value="9" calcext:value-type="float">
            <text:p>9</text:p>
          </table:table-cell>
          <table:table-cell table:formula="of:=FIND(&quot;&quot;&quot;&quot;; [.A23])" office:value-type="float" office:value="23" calcext:value-type="float">
            <text:p>23</text:p>
          </table:table-cell>
          <table:table-cell table:formula="of:=FIND(&quot;&quot;&quot;&quot;; [.A23]; [.C23]+1)" office:value-type="float" office:value="42" calcext:value-type="float">
            <text:p>42</text:p>
          </table:table-cell>
          <table:table-cell table:formula="of:=TRIM(MID([.A23]; 1; [.B23]-1))" office:value-type="string" office:string-value="bodyfat" calcext:value-type="string">
            <text:p>bodyfat</text:p>
          </table:table-cell>
          <table:table-cell table:formula="of:=COUNTIF([.E$1:.E$1048576]; [.E23])" office:value-type="float" office:value="1" calcext:value-type="float">
            <text:p>1</text:p>
          </table:table-cell>
          <table:table-cell table:formula="of:=MID([.A23]; [.C23]+8; [.D23]-[.C23]-8)" office:value-type="string" office:string-value="bodyfat.txt" calcext:value-type="string">
            <text:p>bodyfat.txt</text:p>
          </table:table-cell>
          <table:table-cell table:formula="of:=COUNTIF([.G$1:.G$1048576]; [.G2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_learning &lt;- read.table("./Data/ca_learning.txt", header=T)</text:p>
          </table:table-cell>
          <table:table-cell table:formula="of:=FIND(&quot;&lt;-&quot;; [.A24])" office:value-type="float" office:value="13" calcext:value-type="float">
            <text:p>13</text:p>
          </table:table-cell>
          <table:table-cell table:formula="of:=FIND(&quot;&quot;&quot;&quot;; [.A24])" office:value-type="float" office:value="27" calcext:value-type="float">
            <text:p>27</text:p>
          </table:table-cell>
          <table:table-cell table:formula="of:=FIND(&quot;&quot;&quot;&quot;; [.A24]; [.C24]+1)" office:value-type="float" office:value="50" calcext:value-type="float">
            <text:p>50</text:p>
          </table:table-cell>
          <table:table-cell table:formula="of:=TRIM(MID([.A24]; 1; [.B24]-1))" office:value-type="string" office:string-value="ca_learning" calcext:value-type="string">
            <text:p>ca_learning</text:p>
          </table:table-cell>
          <table:table-cell table:formula="of:=COUNTIF([.E$1:.E$1048576]; [.E24])" office:value-type="float" office:value="1" calcext:value-type="float">
            <text:p>1</text:p>
          </table:table-cell>
          <table:table-cell table:formula="of:=MID([.A24]; [.C24]+8; [.D24]-[.C24]-8)" office:value-type="string" office:string-value="ca_learning.txt" calcext:value-type="string">
            <text:p>ca_learning.txt</text:p>
          </table:table-cell>
          <table:table-cell table:formula="of:=COUNTIF([.G$1:.G$1048576]; [.G2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rstopping &lt;- read.table("./Data/carstopping.txt", header=T)</text:p>
          </table:table-cell>
          <table:table-cell table:formula="of:=FIND(&quot;&lt;-&quot;; [.A25])" office:value-type="float" office:value="13" calcext:value-type="float">
            <text:p>13</text:p>
          </table:table-cell>
          <table:table-cell table:formula="of:=FIND(&quot;&quot;&quot;&quot;; [.A25])" office:value-type="float" office:value="27" calcext:value-type="float">
            <text:p>27</text:p>
          </table:table-cell>
          <table:table-cell table:formula="of:=FIND(&quot;&quot;&quot;&quot;; [.A25]; [.C25]+1)" office:value-type="float" office:value="50" calcext:value-type="float">
            <text:p>50</text:p>
          </table:table-cell>
          <table:table-cell table:formula="of:=TRIM(MID([.A25]; 1; [.B25]-1))" office:value-type="string" office:string-value="carstopping" calcext:value-type="string">
            <text:p>carstopping</text:p>
          </table:table-cell>
          <table:table-cell table:formula="of:=COUNTIF([.E$1:.E$1048576]; [.E25])" office:value-type="float" office:value="1" calcext:value-type="float">
            <text:p>1</text:p>
          </table:table-cell>
          <table:table-cell table:formula="of:=MID([.A25]; [.C25]+8; [.D25]-[.C25]-8)" office:value-type="string" office:string-value="carstopping.txt" calcext:value-type="string">
            <text:p>carstopping.txt</text:p>
          </table:table-cell>
          <table:table-cell table:formula="of:=COUNTIF([.G$1:.G$1048576]; [.G2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ment &lt;- read.table("./Data/cement.txt", header=T)</text:p>
          </table:table-cell>
          <table:table-cell table:formula="of:=FIND(&quot;&lt;-&quot;; [.A26])" office:value-type="float" office:value="8" calcext:value-type="float">
            <text:p>8</text:p>
          </table:table-cell>
          <table:table-cell table:formula="of:=FIND(&quot;&quot;&quot;&quot;; [.A26])" office:value-type="float" office:value="22" calcext:value-type="float">
            <text:p>22</text:p>
          </table:table-cell>
          <table:table-cell table:formula="of:=FIND(&quot;&quot;&quot;&quot;; [.A26]; [.C26]+1)" office:value-type="float" office:value="40" calcext:value-type="float">
            <text:p>40</text:p>
          </table:table-cell>
          <table:table-cell table:formula="of:=TRIM(MID([.A26]; 1; [.B26]-1))" office:value-type="string" office:string-value="cement" calcext:value-type="string">
            <text:p>cement</text:p>
          </table:table-cell>
          <table:table-cell table:formula="of:=COUNTIF([.E$1:.E$1048576]; [.E26])" office:value-type="float" office:value="1" calcext:value-type="float">
            <text:p>1</text:p>
          </table:table-cell>
          <table:table-cell table:formula="of:=MID([.A26]; [.C26]+8; [.D26]-[.C26]-8)" office:value-type="string" office:string-value="cement.txt" calcext:value-type="string">
            <text:p>cement.txt</text:p>
          </table:table-cell>
          <table:table-cell table:formula="of:=COUNTIF([.G$1:.G$1048576]; [.G26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cement &lt;- read.table("./Data/cement.txt", header=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sus &lt;- read.table("./Data/us_census.txt", header=T)</text:p>
          </table:table-cell>
          <table:table-cell table:formula="of:=FIND(&quot;&lt;-&quot;; [.A28])" office:value-type="float" office:value="8" calcext:value-type="float">
            <text:p>8</text:p>
          </table:table-cell>
          <table:table-cell table:formula="of:=FIND(&quot;&quot;&quot;&quot;; [.A28])" office:value-type="float" office:value="22" calcext:value-type="float">
            <text:p>22</text:p>
          </table:table-cell>
          <table:table-cell table:formula="of:=FIND(&quot;&quot;&quot;&quot;; [.A28]; [.C28]+1)" office:value-type="float" office:value="43" calcext:value-type="float">
            <text:p>43</text:p>
          </table:table-cell>
          <table:table-cell table:formula="of:=TRIM(MID([.A28]; 1; [.B28]-1))" office:value-type="string" office:string-value="census" calcext:value-type="string">
            <text:p>census</text:p>
          </table:table-cell>
          <table:table-cell table:formula="of:=COUNTIF([.E$1:.E$1048576]; [.E28])" office:value-type="float" office:value="1" calcext:value-type="float">
            <text:p>1</text:p>
          </table:table-cell>
          <table:table-cell table:formula="of:=MID([.A28]; [.C28]+8; [.D28]-[.C28]-8)" office:value-type="string" office:string-value="us_census.txt" calcext:value-type="string">
            <text:p>us_census.txt</text:p>
          </table:table-cell>
          <table:table-cell table:formula="of:=COUNTIF([.G$1:.G$1048576]; [.G2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olhearts &lt;- read.table("./Data/coolhearts.txt", header=T)</text:p>
          </table:table-cell>
          <table:table-cell table:formula="of:=FIND(&quot;&lt;-&quot;; [.A29])" office:value-type="float" office:value="12" calcext:value-type="float">
            <text:p>12</text:p>
          </table:table-cell>
          <table:table-cell table:formula="of:=FIND(&quot;&quot;&quot;&quot;; [.A29])" office:value-type="float" office:value="26" calcext:value-type="float">
            <text:p>26</text:p>
          </table:table-cell>
          <table:table-cell table:formula="of:=FIND(&quot;&quot;&quot;&quot;; [.A29]; [.C29]+1)" office:value-type="float" office:value="48" calcext:value-type="float">
            <text:p>48</text:p>
          </table:table-cell>
          <table:table-cell table:formula="of:=TRIM(MID([.A29]; 1; [.B29]-1))" office:value-type="string" office:string-value="coolhearts" calcext:value-type="string">
            <text:p>coolhearts</text:p>
          </table:table-cell>
          <table:table-cell table:formula="of:=COUNTIF([.E$1:.E$1048576]; [.E29])" office:value-type="float" office:value="1" calcext:value-type="float">
            <text:p>1</text:p>
          </table:table-cell>
          <table:table-cell table:formula="of:=MID([.A29]; [.C29]+8; [.D29]-[.C29]-8)" office:value-type="string" office:string-value="coolhearts.txt" calcext:value-type="string">
            <text:p>coolhearts.txt</text:p>
          </table:table-cell>
          <table:table-cell table:formula="of:=COUNTIF([.G$1:.G$1048576]; [.G29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coolhearts &lt;- read.table("./Data/coolhearts.txt", header=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dblood &lt;- read.table("./Data/leadcord.txt", header=T)</text:p>
          </table:table-cell>
          <table:table-cell table:formula="of:=FIND(&quot;&lt;-&quot;; [.A31])" office:value-type="float" office:value="11" calcext:value-type="float">
            <text:p>11</text:p>
          </table:table-cell>
          <table:table-cell table:formula="of:=FIND(&quot;&quot;&quot;&quot;; [.A31])" office:value-type="float" office:value="25" calcext:value-type="float">
            <text:p>25</text:p>
          </table:table-cell>
          <table:table-cell table:formula="of:=FIND(&quot;&quot;&quot;&quot;; [.A31]; [.C31]+1)" office:value-type="float" office:value="45" calcext:value-type="float">
            <text:p>45</text:p>
          </table:table-cell>
          <table:table-cell table:formula="of:=TRIM(MID([.A31]; 1; [.B31]-1))" office:value-type="string" office:string-value="cordblood" calcext:value-type="string">
            <text:p>cordblood</text:p>
          </table:table-cell>
          <table:table-cell table:formula="of:=COUNTIF([.E$1:.E$1048576]; [.E31])" office:value-type="float" office:value="1" calcext:value-type="float">
            <text:p>1</text:p>
          </table:table-cell>
          <table:table-cell table:formula="of:=MID([.A31]; [.C31]+8; [.D31]-[.C31]-8)" office:value-type="string" office:string-value="leadcord.txt" calcext:value-type="string">
            <text:p>leadcord.txt</text:p>
          </table:table-cell>
          <table:table-cell table:formula="of:=COUNTIF([.G$1:.G$1048576]; [.G3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rosion &lt;- read.table("./Data/corrosion.txt", header=T)</text:p>
          </table:table-cell>
          <table:table-cell table:formula="of:=FIND(&quot;&lt;-&quot;; [.A32])" office:value-type="float" office:value="11" calcext:value-type="float">
            <text:p>11</text:p>
          </table:table-cell>
          <table:table-cell table:formula="of:=FIND(&quot;&quot;&quot;&quot;; [.A32])" office:value-type="float" office:value="25" calcext:value-type="float">
            <text:p>25</text:p>
          </table:table-cell>
          <table:table-cell table:formula="of:=FIND(&quot;&quot;&quot;&quot;; [.A32]; [.C32]+1)" office:value-type="float" office:value="46" calcext:value-type="float">
            <text:p>46</text:p>
          </table:table-cell>
          <table:table-cell table:formula="of:=TRIM(MID([.A32]; 1; [.B32]-1))" office:value-type="string" office:string-value="corrosion" calcext:value-type="string">
            <text:p>corrosion</text:p>
          </table:table-cell>
          <table:table-cell table:formula="of:=COUNTIF([.E$1:.E$1048576]; [.E32])" office:value-type="float" office:value="1" calcext:value-type="float">
            <text:p>1</text:p>
          </table:table-cell>
          <table:table-cell table:formula="of:=MID([.A32]; [.C32]+8; [.D32]-[.C32]-8)" office:value-type="string" office:string-value="corrosion.txt" calcext:value-type="string">
            <text:p>corrosion.txt</text:p>
          </table:table-cell>
          <table:table-cell table:formula="of:=COUNTIF([.G$1:.G$1048576]; [.G3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pression &lt;- read.table("./Data/depression.txt", header=T)</text:p>
          </table:table-cell>
          <table:table-cell table:formula="of:=FIND(&quot;&lt;-&quot;; [.A33])" office:value-type="float" office:value="12" calcext:value-type="float">
            <text:p>12</text:p>
          </table:table-cell>
          <table:table-cell table:formula="of:=FIND(&quot;&quot;&quot;&quot;; [.A33])" office:value-type="float" office:value="26" calcext:value-type="float">
            <text:p>26</text:p>
          </table:table-cell>
          <table:table-cell table:formula="of:=FIND(&quot;&quot;&quot;&quot;; [.A33]; [.C33]+1)" office:value-type="float" office:value="48" calcext:value-type="float">
            <text:p>48</text:p>
          </table:table-cell>
          <table:table-cell table:formula="of:=TRIM(MID([.A33]; 1; [.B33]-1))" office:value-type="string" office:string-value="depression" calcext:value-type="string">
            <text:p>depression</text:p>
          </table:table-cell>
          <table:table-cell table:formula="of:=COUNTIF([.E$1:.E$1048576]; [.E33])" office:value-type="float" office:value="1" calcext:value-type="float">
            <text:p>1</text:p>
          </table:table-cell>
          <table:table-cell table:formula="of:=MID([.A33]; [.C33]+8; [.D33]-[.C33]-8)" office:value-type="string" office:string-value="depression.txt" calcext:value-type="string">
            <text:p>depression.txt</text:p>
          </table:table-cell>
          <table:table-cell table:formula="of:=COUNTIF([.G$1:.G$1048576]; [.G3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ease &lt;- read.table("./Data/DiseaseOutbreak.txt", header=T)</text:p>
          </table:table-cell>
          <table:table-cell table:formula="of:=FIND(&quot;&lt;-&quot;; [.A34])" office:value-type="float" office:value="9" calcext:value-type="float">
            <text:p>9</text:p>
          </table:table-cell>
          <table:table-cell table:formula="of:=FIND(&quot;&quot;&quot;&quot;; [.A34])" office:value-type="float" office:value="23" calcext:value-type="float">
            <text:p>23</text:p>
          </table:table-cell>
          <table:table-cell table:formula="of:=FIND(&quot;&quot;&quot;&quot;; [.A34]; [.C34]+1)" office:value-type="float" office:value="50" calcext:value-type="float">
            <text:p>50</text:p>
          </table:table-cell>
          <table:table-cell table:formula="of:=TRIM(MID([.A34]; 1; [.B34]-1))" office:value-type="string" office:string-value="disease" calcext:value-type="string">
            <text:p>disease</text:p>
          </table:table-cell>
          <table:table-cell table:formula="of:=COUNTIF([.E$1:.E$1048576]; [.E34])" office:value-type="float" office:value="1" calcext:value-type="float">
            <text:p>1</text:p>
          </table:table-cell>
          <table:table-cell table:formula="of:=MID([.A34]; [.C34]+8; [.D34]-[.C34]-8)" office:value-type="string" office:string-value="DiseaseOutbreak.txt" calcext:value-type="string">
            <text:p>DiseaseOutbreak.txt</text:p>
          </table:table-cell>
          <table:table-cell table:formula="of:=COUNTIF([.G$1:.G$1048576]; [.G3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rthquakes &lt;- read.table("./Data/earthquakes.txt", header=T)</text:p>
          </table:table-cell>
          <table:table-cell table:formula="of:=FIND(&quot;&lt;-&quot;; [.A35])" office:value-type="float" office:value="13" calcext:value-type="float">
            <text:p>13</text:p>
          </table:table-cell>
          <table:table-cell table:formula="of:=FIND(&quot;&quot;&quot;&quot;; [.A35])" office:value-type="float" office:value="27" calcext:value-type="float">
            <text:p>27</text:p>
          </table:table-cell>
          <table:table-cell table:formula="of:=FIND(&quot;&quot;&quot;&quot;; [.A35]; [.C35]+1)" office:value-type="float" office:value="50" calcext:value-type="float">
            <text:p>50</text:p>
          </table:table-cell>
          <table:table-cell table:formula="of:=TRIM(MID([.A35]; 1; [.B35]-1))" office:value-type="string" office:string-value="earthquakes" calcext:value-type="string">
            <text:p>earthquakes</text:p>
          </table:table-cell>
          <table:table-cell table:formula="of:=COUNTIF([.E$1:.E$1048576]; [.E35])" office:value-type="float" office:value="1" calcext:value-type="float">
            <text:p>1</text:p>
          </table:table-cell>
          <table:table-cell table:formula="of:=MID([.A35]; [.C35]+8; [.D35]-[.C35]-8)" office:value-type="string" office:string-value="earthquakes.txt" calcext:value-type="string">
            <text:p>earthquakes.txt</text:p>
          </table:table-cell>
          <table:table-cell table:formula="of:=COUNTIF([.G$1:.G$1048576]; [.G3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ployee &lt;- read.table("./Data/employee.txt", header=T)</text:p>
          </table:table-cell>
          <table:table-cell table:formula="of:=FIND(&quot;&lt;-&quot;; [.A36])" office:value-type="float" office:value="10" calcext:value-type="float">
            <text:p>10</text:p>
          </table:table-cell>
          <table:table-cell table:formula="of:=FIND(&quot;&quot;&quot;&quot;; [.A36])" office:value-type="float" office:value="24" calcext:value-type="float">
            <text:p>24</text:p>
          </table:table-cell>
          <table:table-cell table:formula="of:=FIND(&quot;&quot;&quot;&quot;; [.A36]; [.C36]+1)" office:value-type="float" office:value="44" calcext:value-type="float">
            <text:p>44</text:p>
          </table:table-cell>
          <table:table-cell table:formula="of:=TRIM(MID([.A36]; 1; [.B36]-1))" office:value-type="string" office:string-value="employee" calcext:value-type="string">
            <text:p>employee</text:p>
          </table:table-cell>
          <table:table-cell table:formula="of:=COUNTIF([.E$1:.E$1048576]; [.E36])" office:value-type="float" office:value="1" calcext:value-type="float">
            <text:p>1</text:p>
          </table:table-cell>
          <table:table-cell table:formula="of:=MID([.A36]; [.C36]+8; [.D36]-[.C36]-8)" office:value-type="string" office:string-value="employee.txt" calcext:value-type="string">
            <text:p>employee.txt</text:p>
          </table:table-cell>
          <table:table-cell table:formula="of:=COUNTIF([.G$1:.G$1048576]; [.G3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rimmun &lt;- read.table("./Data/exerimmun.txt", header=T)</text:p>
          </table:table-cell>
          <table:table-cell table:formula="of:=FIND(&quot;&lt;-&quot;; [.A37])" office:value-type="float" office:value="11" calcext:value-type="float">
            <text:p>11</text:p>
          </table:table-cell>
          <table:table-cell table:formula="of:=FIND(&quot;&quot;&quot;&quot;; [.A37])" office:value-type="float" office:value="25" calcext:value-type="float">
            <text:p>25</text:p>
          </table:table-cell>
          <table:table-cell table:formula="of:=FIND(&quot;&quot;&quot;&quot;; [.A37]; [.C37]+1)" office:value-type="float" office:value="46" calcext:value-type="float">
            <text:p>46</text:p>
          </table:table-cell>
          <table:table-cell table:formula="of:=TRIM(MID([.A37]; 1; [.B37]-1))" office:value-type="string" office:string-value="exerimmun" calcext:value-type="string">
            <text:p>exerimmun</text:p>
          </table:table-cell>
          <table:table-cell table:formula="of:=COUNTIF([.E$1:.E$1048576]; [.E37])" office:value-type="float" office:value="1" calcext:value-type="float">
            <text:p>1</text:p>
          </table:table-cell>
          <table:table-cell table:formula="of:=MID([.A37]; [.C37]+8; [.D37]-[.C37]-8)" office:value-type="string" office:string-value="exerimmun.txt" calcext:value-type="string">
            <text:p>exerimmun.txt</text:p>
          </table:table-cell>
          <table:table-cell table:formula="of:=COUNTIF([.G$1:.G$1048576]; [.G3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ton &lt;- read.table("./Data/galton.txt", header=T)</text:p>
          </table:table-cell>
          <table:table-cell table:formula="of:=FIND(&quot;&lt;-&quot;; [.A38])" office:value-type="float" office:value="8" calcext:value-type="float">
            <text:p>8</text:p>
          </table:table-cell>
          <table:table-cell table:formula="of:=FIND(&quot;&quot;&quot;&quot;; [.A38])" office:value-type="float" office:value="22" calcext:value-type="float">
            <text:p>22</text:p>
          </table:table-cell>
          <table:table-cell table:formula="of:=FIND(&quot;&quot;&quot;&quot;; [.A38]; [.C38]+1)" office:value-type="float" office:value="40" calcext:value-type="float">
            <text:p>40</text:p>
          </table:table-cell>
          <table:table-cell table:formula="of:=TRIM(MID([.A38]; 1; [.B38]-1))" office:value-type="string" office:string-value="galton" calcext:value-type="string">
            <text:p>galton</text:p>
          </table:table-cell>
          <table:table-cell table:formula="of:=COUNTIF([.E$1:.E$1048576]; [.E38])" office:value-type="float" office:value="1" calcext:value-type="float">
            <text:p>1</text:p>
          </table:table-cell>
          <table:table-cell table:formula="of:=MID([.A38]; [.C38]+8; [.D38]-[.C38]-8)" office:value-type="string" office:string-value="galton.txt" calcext:value-type="string">
            <text:p>galton.txt</text:p>
          </table:table-cell>
          <table:table-cell table:formula="of:=COUNTIF([.G$1:.G$1048576]; [.G3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ogle &lt;- read.table("./Data/google_stock.txt", header=T)</text:p>
          </table:table-cell>
          <table:table-cell table:formula="of:=FIND(&quot;&lt;-&quot;; [.A39])" office:value-type="float" office:value="8" calcext:value-type="float">
            <text:p>8</text:p>
          </table:table-cell>
          <table:table-cell table:formula="of:=FIND(&quot;&quot;&quot;&quot;; [.A39])" office:value-type="float" office:value="22" calcext:value-type="float">
            <text:p>22</text:p>
          </table:table-cell>
          <table:table-cell table:formula="of:=FIND(&quot;&quot;&quot;&quot;; [.A39]; [.C39]+1)" office:value-type="float" office:value="46" calcext:value-type="float">
            <text:p>46</text:p>
          </table:table-cell>
          <table:table-cell table:formula="of:=TRIM(MID([.A39]; 1; [.B39]-1))" office:value-type="string" office:string-value="google" calcext:value-type="string">
            <text:p>google</text:p>
          </table:table-cell>
          <table:table-cell table:formula="of:=COUNTIF([.E$1:.E$1048576]; [.E39])" office:value-type="float" office:value="1" calcext:value-type="float">
            <text:p>1</text:p>
          </table:table-cell>
          <table:table-cell table:formula="of:=MID([.A39]; [.C39]+8; [.D39]-[.C39]-8)" office:value-type="string" office:string-value="google_stock.txt" calcext:value-type="string">
            <text:p>google_stock.txt</text:p>
          </table:table-cell>
          <table:table-cell table:formula="of:=COUNTIF([.G$1:.G$1048576]; [.G3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ndheight &lt;- read.table("./Data/handheight.txt", header=T)</text:p>
          </table:table-cell>
          <table:table-cell table:formula="of:=FIND(&quot;&lt;-&quot;; [.A40])" office:value-type="float" office:value="12" calcext:value-type="float">
            <text:p>12</text:p>
          </table:table-cell>
          <table:table-cell table:formula="of:=FIND(&quot;&quot;&quot;&quot;; [.A40])" office:value-type="float" office:value="26" calcext:value-type="float">
            <text:p>26</text:p>
          </table:table-cell>
          <table:table-cell table:formula="of:=FIND(&quot;&quot;&quot;&quot;; [.A40]; [.C40]+1)" office:value-type="float" office:value="48" calcext:value-type="float">
            <text:p>48</text:p>
          </table:table-cell>
          <table:table-cell table:formula="of:=TRIM(MID([.A40]; 1; [.B40]-1))" office:value-type="string" office:string-value="handheight" calcext:value-type="string">
            <text:p>handheight</text:p>
          </table:table-cell>
          <table:table-cell table:formula="of:=COUNTIF([.E$1:.E$1048576]; [.E40])" office:value-type="float" office:value="1" calcext:value-type="float">
            <text:p>1</text:p>
          </table:table-cell>
          <table:table-cell table:formula="of:=MID([.A40]; [.C40]+8; [.D40]-[.C40]-8)" office:value-type="string" office:string-value="handheight.txt" calcext:value-type="string">
            <text:p>handheight.txt</text:p>
          </table:table-cell>
          <table:table-cell table:formula="of:=COUNTIF([.G$1:.G$1048576]; [.G40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handheight &lt;- read.table("./Data/handheight.txt", header=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ightfoot &lt;- read.table("./Data/height_foot.txt", header=T)</text:p>
          </table:table-cell>
          <table:table-cell table:formula="of:=FIND(&quot;&lt;-&quot;; [.A42])" office:value-type="float" office:value="12" calcext:value-type="float">
            <text:p>12</text:p>
          </table:table-cell>
          <table:table-cell table:formula="of:=FIND(&quot;&quot;&quot;&quot;; [.A42])" office:value-type="float" office:value="26" calcext:value-type="float">
            <text:p>26</text:p>
          </table:table-cell>
          <table:table-cell table:formula="of:=FIND(&quot;&quot;&quot;&quot;; [.A42]; [.C42]+1)" office:value-type="float" office:value="49" calcext:value-type="float">
            <text:p>49</text:p>
          </table:table-cell>
          <table:table-cell table:formula="of:=TRIM(MID([.A42]; 1; [.B42]-1))" office:value-type="string" office:string-value="heightfoot" calcext:value-type="string">
            <text:p>heightfoot</text:p>
          </table:table-cell>
          <table:table-cell table:formula="of:=COUNTIF([.E$1:.E$1048576]; [.E42])" office:value-type="float" office:value="1" calcext:value-type="float">
            <text:p>1</text:p>
          </table:table-cell>
          <table:table-cell table:formula="of:=MID([.A42]; [.C42]+8; [.D42]-[.C42]-8)" office:value-type="string" office:string-value="height_foot.txt" calcext:value-type="string">
            <text:p>height_foot.txt</text:p>
          </table:table-cell>
          <table:table-cell table:formula="of:=COUNTIF([.G$1:.G$1048576]; [.G4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ightgpa &lt;- read.table("./Data/heightgpa.txt", header=T)</text:p>
          </table:table-cell>
          <table:table-cell table:formula="of:=FIND(&quot;&lt;-&quot;; [.A43])" office:value-type="float" office:value="11" calcext:value-type="float">
            <text:p>11</text:p>
          </table:table-cell>
          <table:table-cell table:formula="of:=FIND(&quot;&quot;&quot;&quot;; [.A43])" office:value-type="float" office:value="25" calcext:value-type="float">
            <text:p>25</text:p>
          </table:table-cell>
          <table:table-cell table:formula="of:=FIND(&quot;&quot;&quot;&quot;; [.A43]; [.C43]+1)" office:value-type="float" office:value="46" calcext:value-type="float">
            <text:p>46</text:p>
          </table:table-cell>
          <table:table-cell table:formula="of:=TRIM(MID([.A43]; 1; [.B43]-1))" office:value-type="string" office:string-value="heightgpa" calcext:value-type="string">
            <text:p>heightgpa</text:p>
          </table:table-cell>
          <table:table-cell table:formula="of:=COUNTIF([.E$1:.E$1048576]; [.E43])" office:value-type="float" office:value="1" calcext:value-type="float">
            <text:p>1</text:p>
          </table:table-cell>
          <table:table-cell table:formula="of:=MID([.A43]; [.C43]+8; [.D43]-[.C43]-8)" office:value-type="string" office:string-value="heightgpa.txt" calcext:value-type="string">
            <text:p>heightgpa.txt</text:p>
          </table:table-cell>
          <table:table-cell table:formula="of:=COUNTIF([.G$1:.G$1048576]; [.G43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heightgpa &lt;- read.table("./Data/heightgpa.txt", header=T)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heightgpa &lt;- read.table("./Data/heightgpa.txt", header=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ightweight &lt;- read.table("./Data/student_height_weight.txt", header=T)</text:p>
          </table:table-cell>
          <table:table-cell table:formula="of:=FIND(&quot;&lt;-&quot;; [.A46])" office:value-type="float" office:value="14" calcext:value-type="float">
            <text:p>14</text:p>
          </table:table-cell>
          <table:table-cell table:formula="of:=FIND(&quot;&quot;&quot;&quot;; [.A46])" office:value-type="float" office:value="28" calcext:value-type="float">
            <text:p>28</text:p>
          </table:table-cell>
          <table:table-cell table:formula="of:=FIND(&quot;&quot;&quot;&quot;; [.A46]; [.C46]+1)" office:value-type="float" office:value="61" calcext:value-type="float">
            <text:p>61</text:p>
          </table:table-cell>
          <table:table-cell table:formula="of:=TRIM(MID([.A46]; 1; [.B46]-1))" office:value-type="string" office:string-value="heightweight" calcext:value-type="string">
            <text:p>heightweight</text:p>
          </table:table-cell>
          <table:table-cell table:formula="of:=COUNTIF([.E$1:.E$1048576]; [.E46])" office:value-type="float" office:value="1" calcext:value-type="float">
            <text:p>1</text:p>
          </table:table-cell>
          <table:table-cell table:formula="of:=MID([.A46]; [.C46]+8; [.D46]-[.C46]-8)" office:value-type="string" office:string-value="student_height_weight.txt" calcext:value-type="string">
            <text:p>student_height_weight.txt</text:p>
          </table:table-cell>
          <table:table-cell table:formula="of:=COUNTIF([.G$1:.G$1048576]; [.G46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heightweight &lt;- read.table("./Data/student_height_weight.txt", header=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ectionrisk &lt;- read.table("./Data/infectionrisk.txt", header=T)</text:p>
          </table:table-cell>
          <table:table-cell table:formula="of:=FIND(&quot;&lt;-&quot;; [.A48])" office:value-type="float" office:value="15" calcext:value-type="float">
            <text:p>15</text:p>
          </table:table-cell>
          <table:table-cell table:formula="of:=FIND(&quot;&quot;&quot;&quot;; [.A48])" office:value-type="float" office:value="29" calcext:value-type="float">
            <text:p>29</text:p>
          </table:table-cell>
          <table:table-cell table:formula="of:=FIND(&quot;&quot;&quot;&quot;; [.A48]; [.C48]+1)" office:value-type="float" office:value="54" calcext:value-type="float">
            <text:p>54</text:p>
          </table:table-cell>
          <table:table-cell table:formula="of:=TRIM(MID([.A48]; 1; [.B48]-1))" office:value-type="string" office:string-value="infectionrisk" calcext:value-type="string">
            <text:p>infectionrisk</text:p>
          </table:table-cell>
          <table:table-cell table:formula="of:=COUNTIF([.E$1:.E$1048576]; [.E48])" office:value-type="float" office:value="1" calcext:value-type="float">
            <text:p>1</text:p>
          </table:table-cell>
          <table:table-cell table:formula="of:=MID([.A48]; [.C48]+8; [.D48]-[.C48]-8)" office:value-type="string" office:string-value="infectionrisk.txt" calcext:value-type="string">
            <text:p>infectionrisk.txt</text:p>
          </table:table-cell>
          <table:table-cell table:formula="of:=COUNTIF([.G$1:.G$1048576]; [.G48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infectionrisk &lt;- read.table("./Data/infectionrisk.txt", header=T)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infectionrisk &lt;- read.table("./Data/infectionrisk.txt", header=T)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infectionrisk &lt;- read.table("./Data/infectionrisk.txt", header=T)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infectionrisk &lt;- read.table("./Data/infectionrisk.txt", header=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luence1 &lt;- read.table("./Data/influence1.txt", header=T)</text:p>
          </table:table-cell>
          <table:table-cell table:formula="of:=FIND(&quot;&lt;-&quot;; [.A53])" office:value-type="float" office:value="12" calcext:value-type="float">
            <text:p>12</text:p>
          </table:table-cell>
          <table:table-cell table:formula="of:=FIND(&quot;&quot;&quot;&quot;; [.A53])" office:value-type="float" office:value="26" calcext:value-type="float">
            <text:p>26</text:p>
          </table:table-cell>
          <table:table-cell table:formula="of:=FIND(&quot;&quot;&quot;&quot;; [.A53]; [.C53]+1)" office:value-type="float" office:value="48" calcext:value-type="float">
            <text:p>48</text:p>
          </table:table-cell>
          <table:table-cell table:formula="of:=TRIM(MID([.A53]; 1; [.B53]-1))" office:value-type="string" office:string-value="influence1" calcext:value-type="string">
            <text:p>influence1</text:p>
          </table:table-cell>
          <table:table-cell table:formula="of:=COUNTIF([.E$1:.E$1048576]; [.E53])" office:value-type="float" office:value="1" calcext:value-type="float">
            <text:p>1</text:p>
          </table:table-cell>
          <table:table-cell table:formula="of:=MID([.A53]; [.C53]+8; [.D53]-[.C53]-8)" office:value-type="string" office:string-value="influence1.txt" calcext:value-type="string">
            <text:p>influence1.txt</text:p>
          </table:table-cell>
          <table:table-cell table:formula="of:=COUNTIF([.G$1:.G$1048576]; [.G5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fluence2 &lt;- read.table("./Data/influence2.txt", header=T)</text:p>
          </table:table-cell>
          <table:table-cell table:formula="of:=FIND(&quot;&lt;-&quot;; [.A54])" office:value-type="float" office:value="12" calcext:value-type="float">
            <text:p>12</text:p>
          </table:table-cell>
          <table:table-cell table:formula="of:=FIND(&quot;&quot;&quot;&quot;; [.A54])" office:value-type="float" office:value="26" calcext:value-type="float">
            <text:p>26</text:p>
          </table:table-cell>
          <table:table-cell table:formula="of:=FIND(&quot;&quot;&quot;&quot;; [.A54]; [.C54]+1)" office:value-type="float" office:value="48" calcext:value-type="float">
            <text:p>48</text:p>
          </table:table-cell>
          <table:table-cell table:formula="of:=TRIM(MID([.A54]; 1; [.B54]-1))" office:value-type="string" office:string-value="influence2" calcext:value-type="string">
            <text:p>influence2</text:p>
          </table:table-cell>
          <table:table-cell table:formula="of:=COUNTIF([.E$1:.E$1048576]; [.E54])" office:value-type="float" office:value="1" calcext:value-type="float">
            <text:p>1</text:p>
          </table:table-cell>
          <table:table-cell table:formula="of:=MID([.A54]; [.C54]+8; [.D54]-[.C54]-8)" office:value-type="string" office:string-value="influence2.txt" calcext:value-type="string">
            <text:p>influence2.txt</text:p>
          </table:table-cell>
          <table:table-cell table:formula="of:=COUNTIF([.G$1:.G$1048576]; [.G5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fluence3 &lt;- read.table("./Data/influence3.txt", header=T)</text:p>
          </table:table-cell>
          <table:table-cell table:formula="of:=FIND(&quot;&lt;-&quot;; [.A55])" office:value-type="float" office:value="12" calcext:value-type="float">
            <text:p>12</text:p>
          </table:table-cell>
          <table:table-cell table:formula="of:=FIND(&quot;&quot;&quot;&quot;; [.A55])" office:value-type="float" office:value="26" calcext:value-type="float">
            <text:p>26</text:p>
          </table:table-cell>
          <table:table-cell table:formula="of:=FIND(&quot;&quot;&quot;&quot;; [.A55]; [.C55]+1)" office:value-type="float" office:value="48" calcext:value-type="float">
            <text:p>48</text:p>
          </table:table-cell>
          <table:table-cell table:formula="of:=TRIM(MID([.A55]; 1; [.B55]-1))" office:value-type="string" office:string-value="influence3" calcext:value-type="string">
            <text:p>influence3</text:p>
          </table:table-cell>
          <table:table-cell table:formula="of:=COUNTIF([.E$1:.E$1048576]; [.E55])" office:value-type="float" office:value="1" calcext:value-type="float">
            <text:p>1</text:p>
          </table:table-cell>
          <table:table-cell table:formula="of:=MID([.A55]; [.C55]+8; [.D55]-[.C55]-8)" office:value-type="string" office:string-value="influence3.txt" calcext:value-type="string">
            <text:p>influence3.txt</text:p>
          </table:table-cell>
          <table:table-cell table:formula="of:=COUNTIF([.G$1:.G$1048576]; [.G5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fluence4 &lt;- read.table("./Data/influence4.txt", header=T)</text:p>
          </table:table-cell>
          <table:table-cell table:formula="of:=FIND(&quot;&lt;-&quot;; [.A56])" office:value-type="float" office:value="12" calcext:value-type="float">
            <text:p>12</text:p>
          </table:table-cell>
          <table:table-cell table:formula="of:=FIND(&quot;&quot;&quot;&quot;; [.A56])" office:value-type="float" office:value="26" calcext:value-type="float">
            <text:p>26</text:p>
          </table:table-cell>
          <table:table-cell table:formula="of:=FIND(&quot;&quot;&quot;&quot;; [.A56]; [.C56]+1)" office:value-type="float" office:value="48" calcext:value-type="float">
            <text:p>48</text:p>
          </table:table-cell>
          <table:table-cell table:formula="of:=TRIM(MID([.A56]; 1; [.B56]-1))" office:value-type="string" office:string-value="influence4" calcext:value-type="string">
            <text:p>influence4</text:p>
          </table:table-cell>
          <table:table-cell table:formula="of:=COUNTIF([.E$1:.E$1048576]; [.E56])" office:value-type="float" office:value="1" calcext:value-type="float">
            <text:p>1</text:p>
          </table:table-cell>
          <table:table-cell table:formula="of:=MID([.A56]; [.C56]+8; [.D56]-[.C56]-8)" office:value-type="string" office:string-value="influence4.txt" calcext:value-type="string">
            <text:p>influence4.txt</text:p>
          </table:table-cell>
          <table:table-cell table:formula="of:=COUNTIF([.G$1:.G$1048576]; [.G5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qsize &lt;- read.table("./Data/iqsize.txt", header=T)</text:p>
          </table:table-cell>
          <table:table-cell table:formula="of:=FIND(&quot;&lt;-&quot;; [.A57])" office:value-type="float" office:value="8" calcext:value-type="float">
            <text:p>8</text:p>
          </table:table-cell>
          <table:table-cell table:formula="of:=FIND(&quot;&quot;&quot;&quot;; [.A57])" office:value-type="float" office:value="22" calcext:value-type="float">
            <text:p>22</text:p>
          </table:table-cell>
          <table:table-cell table:formula="of:=FIND(&quot;&quot;&quot;&quot;; [.A57]; [.C57]+1)" office:value-type="float" office:value="40" calcext:value-type="float">
            <text:p>40</text:p>
          </table:table-cell>
          <table:table-cell table:formula="of:=TRIM(MID([.A57]; 1; [.B57]-1))" office:value-type="string" office:string-value="iqsize" calcext:value-type="string">
            <text:p>iqsize</text:p>
          </table:table-cell>
          <table:table-cell table:formula="of:=COUNTIF([.E$1:.E$1048576]; [.E57])" office:value-type="float" office:value="1" calcext:value-type="float">
            <text:p>1</text:p>
          </table:table-cell>
          <table:table-cell table:formula="of:=MID([.A57]; [.C57]+8; [.D57]-[.C57]-8)" office:value-type="string" office:string-value="iqsize.txt" calcext:value-type="string">
            <text:p>iqsize.txt</text:p>
          </table:table-cell>
          <table:table-cell table:formula="of:=COUNTIF([.G$1:.G$1048576]; [.G57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iqsize &lt;- read.table("./Data/iqsize.txt", header=T)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iqsize &lt;- read.table("./Data/iqsize.txt", header=T)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iqsize &lt;- read.table("./Data/iqsize.txt", header=T)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iqsize &lt;- read.table("./Data/iqsize.txt", header=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ukemia &lt;- read.table("./Data/leukemia_remission.txt", header=T)</text:p>
          </table:table-cell>
          <table:table-cell table:formula="of:=FIND(&quot;&lt;-&quot;; [.A62])" office:value-type="float" office:value="10" calcext:value-type="float">
            <text:p>10</text:p>
          </table:table-cell>
          <table:table-cell table:formula="of:=FIND(&quot;&quot;&quot;&quot;; [.A62])" office:value-type="float" office:value="24" calcext:value-type="float">
            <text:p>24</text:p>
          </table:table-cell>
          <table:table-cell table:formula="of:=FIND(&quot;&quot;&quot;&quot;; [.A62]; [.C62]+1)" office:value-type="float" office:value="54" calcext:value-type="float">
            <text:p>54</text:p>
          </table:table-cell>
          <table:table-cell table:formula="of:=TRIM(MID([.A62]; 1; [.B62]-1))" office:value-type="string" office:string-value="leukemia" calcext:value-type="string">
            <text:p>leukemia</text:p>
          </table:table-cell>
          <table:table-cell table:formula="of:=COUNTIF([.E$1:.E$1048576]; [.E62])" office:value-type="float" office:value="1" calcext:value-type="float">
            <text:p>1</text:p>
          </table:table-cell>
          <table:table-cell table:formula="of:=MID([.A62]; [.C62]+8; [.D62]-[.C62]-8)" office:value-type="string" office:string-value="leukemia_remission.txt" calcext:value-type="string">
            <text:p>leukemia_remission.txt</text:p>
          </table:table-cell>
          <table:table-cell table:formula="of:=COUNTIF([.G$1:.G$1048576]; [.G6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ngfunction &lt;- read.table("./Data/fev_dat.txt", header=T)</text:p>
          </table:table-cell>
          <table:table-cell table:formula="of:=FIND(&quot;&lt;-&quot;; [.A63])" office:value-type="float" office:value="14" calcext:value-type="float">
            <text:p>14</text:p>
          </table:table-cell>
          <table:table-cell table:formula="of:=FIND(&quot;&quot;&quot;&quot;; [.A63])" office:value-type="float" office:value="28" calcext:value-type="float">
            <text:p>28</text:p>
          </table:table-cell>
          <table:table-cell table:formula="of:=FIND(&quot;&quot;&quot;&quot;; [.A63]; [.C63]+1)" office:value-type="float" office:value="47" calcext:value-type="float">
            <text:p>47</text:p>
          </table:table-cell>
          <table:table-cell table:formula="of:=TRIM(MID([.A63]; 1; [.B63]-1))" office:value-type="string" office:string-value="lungfunction" calcext:value-type="string">
            <text:p>lungfunction</text:p>
          </table:table-cell>
          <table:table-cell table:formula="of:=COUNTIF([.E$1:.E$1048576]; [.E63])" office:value-type="float" office:value="1" calcext:value-type="float">
            <text:p>1</text:p>
          </table:table-cell>
          <table:table-cell table:formula="of:=MID([.A63]; [.C63]+8; [.D63]-[.C63]-8)" office:value-type="string" office:string-value="fev_dat.txt" calcext:value-type="string">
            <text:p>fev_dat.txt</text:p>
          </table:table-cell>
          <table:table-cell table:formula="of:=COUNTIF([.G$1:.G$1048576]; [.G6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gest &lt;- read.table("./Data/mammgest.txt", header=T)</text:p>
          </table:table-cell>
          <table:table-cell table:formula="of:=FIND(&quot;&lt;-&quot;; [.A64])" office:value-type="float" office:value="10" calcext:value-type="float">
            <text:p>10</text:p>
          </table:table-cell>
          <table:table-cell table:formula="of:=FIND(&quot;&quot;&quot;&quot;; [.A64])" office:value-type="float" office:value="24" calcext:value-type="float">
            <text:p>24</text:p>
          </table:table-cell>
          <table:table-cell table:formula="of:=FIND(&quot;&quot;&quot;&quot;; [.A64]; [.C64]+1)" office:value-type="float" office:value="44" calcext:value-type="float">
            <text:p>44</text:p>
          </table:table-cell>
          <table:table-cell table:formula="of:=TRIM(MID([.A64]; 1; [.B64]-1))" office:value-type="string" office:string-value="mammgest" calcext:value-type="string">
            <text:p>mammgest</text:p>
          </table:table-cell>
          <table:table-cell table:formula="of:=COUNTIF([.E$1:.E$1048576]; [.E64])" office:value-type="float" office:value="1" calcext:value-type="float">
            <text:p>1</text:p>
          </table:table-cell>
          <table:table-cell table:formula="of:=MID([.A64]; [.C64]+8; [.D64]-[.C64]-8)" office:value-type="string" office:string-value="mammgest.txt" calcext:value-type="string">
            <text:p>mammgest.txt</text:p>
          </table:table-cell>
          <table:table-cell table:formula="of:=COUNTIF([.G$1:.G$1048576]; [.G6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ketshare &lt;- read.table("./Data/market_share.txt", header=T)</text:p>
          </table:table-cell>
          <table:table-cell table:formula="of:=FIND(&quot;&lt;-&quot;; [.A65])" office:value-type="float" office:value="13" calcext:value-type="float">
            <text:p>13</text:p>
          </table:table-cell>
          <table:table-cell table:formula="of:=FIND(&quot;&quot;&quot;&quot;; [.A65])" office:value-type="float" office:value="27" calcext:value-type="float">
            <text:p>27</text:p>
          </table:table-cell>
          <table:table-cell table:formula="of:=FIND(&quot;&quot;&quot;&quot;; [.A65]; [.C65]+1)" office:value-type="float" office:value="51" calcext:value-type="float">
            <text:p>51</text:p>
          </table:table-cell>
          <table:table-cell table:formula="of:=TRIM(MID([.A65]; 1; [.B65]-1))" office:value-type="string" office:string-value="marketshare" calcext:value-type="string">
            <text:p>marketshare</text:p>
          </table:table-cell>
          <table:table-cell table:formula="of:=COUNTIF([.E$1:.E$1048576]; [.E65])" office:value-type="float" office:value="1" calcext:value-type="float">
            <text:p>1</text:p>
          </table:table-cell>
          <table:table-cell table:formula="of:=MID([.A65]; [.C65]+8; [.D65]-[.C65]-8)" office:value-type="string" office:string-value="market_share.txt" calcext:value-type="string">
            <text:p>market_share.txt</text:p>
          </table:table-cell>
          <table:table-cell table:formula="of:=COUNTIF([.G$1:.G$1048576]; [.G6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tian &lt;- read.table("./Data/martian.txt", header=T)</text:p>
          </table:table-cell>
          <table:table-cell table:formula="of:=FIND(&quot;&lt;-&quot;; [.A66])" office:value-type="float" office:value="9" calcext:value-type="float">
            <text:p>9</text:p>
          </table:table-cell>
          <table:table-cell table:formula="of:=FIND(&quot;&quot;&quot;&quot;; [.A66])" office:value-type="float" office:value="23" calcext:value-type="float">
            <text:p>23</text:p>
          </table:table-cell>
          <table:table-cell table:formula="of:=FIND(&quot;&quot;&quot;&quot;; [.A66]; [.C66]+1)" office:value-type="float" office:value="42" calcext:value-type="float">
            <text:p>42</text:p>
          </table:table-cell>
          <table:table-cell table:formula="of:=TRIM(MID([.A66]; 1; [.B66]-1))" office:value-type="string" office:string-value="martian" calcext:value-type="string">
            <text:p>martian</text:p>
          </table:table-cell>
          <table:table-cell table:formula="of:=COUNTIF([.E$1:.E$1048576]; [.E66])" office:value-type="float" office:value="1" calcext:value-type="float">
            <text:p>1</text:p>
          </table:table-cell>
          <table:table-cell table:formula="of:=MID([.A66]; [.C66]+8; [.D66]-[.C66]-8)" office:value-type="string" office:string-value="martian.txt" calcext:value-type="string">
            <text:p>martian.txt</text:p>
          </table:table-cell>
          <table:table-cell table:formula="of:=COUNTIF([.G$1:.G$1048576]; [.G6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waccounts &lt;- read.table("./Data/newaccounts.txt", header=T)</text:p>
          </table:table-cell>
          <table:table-cell table:formula="of:=FIND(&quot;&lt;-&quot;; [.A67])" office:value-type="float" office:value="13" calcext:value-type="float">
            <text:p>13</text:p>
          </table:table-cell>
          <table:table-cell table:formula="of:=FIND(&quot;&quot;&quot;&quot;; [.A67])" office:value-type="float" office:value="27" calcext:value-type="float">
            <text:p>27</text:p>
          </table:table-cell>
          <table:table-cell table:formula="of:=FIND(&quot;&quot;&quot;&quot;; [.A67]; [.C67]+1)" office:value-type="float" office:value="50" calcext:value-type="float">
            <text:p>50</text:p>
          </table:table-cell>
          <table:table-cell table:formula="of:=TRIM(MID([.A67]; 1; [.B67]-1))" office:value-type="string" office:string-value="newaccounts" calcext:value-type="string">
            <text:p>newaccounts</text:p>
          </table:table-cell>
          <table:table-cell table:formula="of:=COUNTIF([.E$1:.E$1048576]; [.E67])" office:value-type="float" office:value="1" calcext:value-type="float">
            <text:p>1</text:p>
          </table:table-cell>
          <table:table-cell table:formula="of:=MID([.A67]; [.C67]+8; [.D67]-[.C67]-8)" office:value-type="string" office:string-value="newaccounts.txt" calcext:value-type="string">
            <text:p>newaccounts.txt</text:p>
          </table:table-cell>
          <table:table-cell table:formula="of:=COUNTIF([.G$1:.G$1048576]; [.G6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 &lt;- read.table("./Data/odor.txt", header=T)</text:p>
          </table:table-cell>
          <table:table-cell table:formula="of:=FIND(&quot;&lt;-&quot;; [.A68])" office:value-type="float" office:value="6" calcext:value-type="float">
            <text:p>6</text:p>
          </table:table-cell>
          <table:table-cell table:formula="of:=FIND(&quot;&quot;&quot;&quot;; [.A68])" office:value-type="float" office:value="20" calcext:value-type="float">
            <text:p>20</text:p>
          </table:table-cell>
          <table:table-cell table:formula="of:=FIND(&quot;&quot;&quot;&quot;; [.A68]; [.C68]+1)" office:value-type="float" office:value="36" calcext:value-type="float">
            <text:p>36</text:p>
          </table:table-cell>
          <table:table-cell table:formula="of:=TRIM(MID([.A68]; 1; [.B68]-1))" office:value-type="string" office:string-value="odor" calcext:value-type="string">
            <text:p>odor</text:p>
          </table:table-cell>
          <table:table-cell table:formula="of:=COUNTIF([.E$1:.E$1048576]; [.E68])" office:value-type="float" office:value="1" calcext:value-type="float">
            <text:p>1</text:p>
          </table:table-cell>
          <table:table-cell table:formula="of:=MID([.A68]; [.C68]+8; [.D68]-[.C68]-8)" office:value-type="string" office:string-value="odor.txt" calcext:value-type="string">
            <text:p>odor.txt</text:p>
          </table:table-cell>
          <table:table-cell table:formula="of:=COUNTIF([.G$1:.G$1048576]; [.G6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ldfaithful &lt;- read.table("./Data/oldfaithful.txt", header=T)</text:p>
          </table:table-cell>
          <table:table-cell table:formula="of:=FIND(&quot;&lt;-&quot;; [.A69])" office:value-type="float" office:value="13" calcext:value-type="float">
            <text:p>13</text:p>
          </table:table-cell>
          <table:table-cell table:formula="of:=FIND(&quot;&quot;&quot;&quot;; [.A69])" office:value-type="float" office:value="27" calcext:value-type="float">
            <text:p>27</text:p>
          </table:table-cell>
          <table:table-cell table:formula="of:=FIND(&quot;&quot;&quot;&quot;; [.A69]; [.C69]+1)" office:value-type="float" office:value="50" calcext:value-type="float">
            <text:p>50</text:p>
          </table:table-cell>
          <table:table-cell table:formula="of:=TRIM(MID([.A69]; 1; [.B69]-1))" office:value-type="string" office:string-value="oldfaithful" calcext:value-type="string">
            <text:p>oldfaithful</text:p>
          </table:table-cell>
          <table:table-cell table:formula="of:=COUNTIF([.E$1:.E$1048576]; [.E69])" office:value-type="float" office:value="1" calcext:value-type="float">
            <text:p>1</text:p>
          </table:table-cell>
          <table:table-cell table:formula="of:=MID([.A69]; [.C69]+8; [.D69]-[.C69]-8)" office:value-type="string" office:string-value="oldfaithful.txt" calcext:value-type="string">
            <text:p>oldfaithful.txt</text:p>
          </table:table-cell>
          <table:table-cell table:formula="of:=COUNTIF([.G$1:.G$1048576]; [.G6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stry &lt;- read.table("./Data/pastry.txt", header=T)</text:p>
          </table:table-cell>
          <table:table-cell table:formula="of:=FIND(&quot;&lt;-&quot;; [.A70])" office:value-type="float" office:value="8" calcext:value-type="float">
            <text:p>8</text:p>
          </table:table-cell>
          <table:table-cell table:formula="of:=FIND(&quot;&quot;&quot;&quot;; [.A70])" office:value-type="float" office:value="22" calcext:value-type="float">
            <text:p>22</text:p>
          </table:table-cell>
          <table:table-cell table:formula="of:=FIND(&quot;&quot;&quot;&quot;; [.A70]; [.C70]+1)" office:value-type="float" office:value="40" calcext:value-type="float">
            <text:p>40</text:p>
          </table:table-cell>
          <table:table-cell table:formula="of:=TRIM(MID([.A70]; 1; [.B70]-1))" office:value-type="string" office:string-value="pastry" calcext:value-type="string">
            <text:p>pastry</text:p>
          </table:table-cell>
          <table:table-cell table:formula="of:=COUNTIF([.E$1:.E$1048576]; [.E70])" office:value-type="float" office:value="1" calcext:value-type="float">
            <text:p>1</text:p>
          </table:table-cell>
          <table:table-cell table:formula="of:=MID([.A70]; [.C70]+8; [.D70]-[.C70]-8)" office:value-type="string" office:string-value="pastry.txt" calcext:value-type="string">
            <text:p>pastry.txt</text:p>
          </table:table-cell>
          <table:table-cell table:formula="of:=COUNTIF([.G$1:.G$1048576]; [.G7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u &lt;- read.table("./Data/peru.txt", header=T)</text:p>
          </table:table-cell>
          <table:table-cell table:formula="of:=FIND(&quot;&lt;-&quot;; [.A71])" office:value-type="float" office:value="6" calcext:value-type="float">
            <text:p>6</text:p>
          </table:table-cell>
          <table:table-cell table:formula="of:=FIND(&quot;&quot;&quot;&quot;; [.A71])" office:value-type="float" office:value="20" calcext:value-type="float">
            <text:p>20</text:p>
          </table:table-cell>
          <table:table-cell table:formula="of:=FIND(&quot;&quot;&quot;&quot;; [.A71]; [.C71]+1)" office:value-type="float" office:value="36" calcext:value-type="float">
            <text:p>36</text:p>
          </table:table-cell>
          <table:table-cell table:formula="of:=TRIM(MID([.A71]; 1; [.B71]-1))" office:value-type="string" office:string-value="peru" calcext:value-type="string">
            <text:p>peru</text:p>
          </table:table-cell>
          <table:table-cell table:formula="of:=COUNTIF([.E$1:.E$1048576]; [.E71])" office:value-type="float" office:value="1" calcext:value-type="float">
            <text:p>1</text:p>
          </table:table-cell>
          <table:table-cell table:formula="of:=MID([.A71]; [.C71]+8; [.D71]-[.C71]-8)" office:value-type="string" office:string-value="peru.txt" calcext:value-type="string">
            <text:p>peru.txt</text:p>
          </table:table-cell>
          <table:table-cell table:formula="of:=COUNTIF([.G$1:.G$1048576]; [.G71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peru &lt;- read.table("./Data/peru.txt", header=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ysical &lt;- read.table("./Data/Physical.txt", header=T)</text:p>
          </table:table-cell>
          <table:table-cell table:formula="of:=FIND(&quot;&lt;-&quot;; [.A73])" office:value-type="float" office:value="10" calcext:value-type="float">
            <text:p>10</text:p>
          </table:table-cell>
          <table:table-cell table:formula="of:=FIND(&quot;&quot;&quot;&quot;; [.A73])" office:value-type="float" office:value="24" calcext:value-type="float">
            <text:p>24</text:p>
          </table:table-cell>
          <table:table-cell table:formula="of:=FIND(&quot;&quot;&quot;&quot;; [.A73]; [.C73]+1)" office:value-type="float" office:value="44" calcext:value-type="float">
            <text:p>44</text:p>
          </table:table-cell>
          <table:table-cell table:formula="of:=TRIM(MID([.A73]; 1; [.B73]-1))" office:value-type="string" office:string-value="physical" calcext:value-type="string">
            <text:p>physical</text:p>
          </table:table-cell>
          <table:table-cell table:formula="of:=COUNTIF([.E$1:.E$1048576]; [.E73])" office:value-type="float" office:value="1" calcext:value-type="float">
            <text:p>1</text:p>
          </table:table-cell>
          <table:table-cell table:formula="of:=MID([.A73]; [.C73]+8; [.D73]-[.C73]-8)" office:value-type="string" office:string-value="Physical.txt" calcext:value-type="string">
            <text:p>Physical.txt</text:p>
          </table:table-cell>
          <table:table-cell table:formula="of:=COUNTIF([.G$1:.G$1048576]; [.G73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physical &lt;- read.table("./Data/Physical.txt", header=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sson &lt;- read.table("./Data/poisson_simulated.txt", header=T)</text:p>
          </table:table-cell>
          <table:table-cell table:formula="of:=FIND(&quot;&lt;-&quot;; [.A75])" office:value-type="float" office:value="9" calcext:value-type="float">
            <text:p>9</text:p>
          </table:table-cell>
          <table:table-cell table:formula="of:=FIND(&quot;&quot;&quot;&quot;; [.A75])" office:value-type="float" office:value="23" calcext:value-type="float">
            <text:p>23</text:p>
          </table:table-cell>
          <table:table-cell table:formula="of:=FIND(&quot;&quot;&quot;&quot;; [.A75]; [.C75]+1)" office:value-type="float" office:value="52" calcext:value-type="float">
            <text:p>52</text:p>
          </table:table-cell>
          <table:table-cell table:formula="of:=TRIM(MID([.A75]; 1; [.B75]-1))" office:value-type="string" office:string-value="poisson" calcext:value-type="string">
            <text:p>poisson</text:p>
          </table:table-cell>
          <table:table-cell table:formula="of:=COUNTIF([.E$1:.E$1048576]; [.E75])" office:value-type="float" office:value="1" calcext:value-type="float">
            <text:p>1</text:p>
          </table:table-cell>
          <table:table-cell table:formula="of:=MID([.A75]; [.C75]+8; [.D75]-[.C75]-8)" office:value-type="string" office:string-value="poisson_simulated.txt" calcext:value-type="string">
            <text:p>poisson_simulated.txt</text:p>
          </table:table-cell>
          <table:table-cell table:formula="of:=COUNTIF([.G$1:.G$1048576]; [.G7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verty &lt;- read.table("./Data/poverty.txt", header=T)</text:p>
          </table:table-cell>
          <table:table-cell table:formula="of:=FIND(&quot;&lt;-&quot;; [.A76])" office:value-type="float" office:value="9" calcext:value-type="float">
            <text:p>9</text:p>
          </table:table-cell>
          <table:table-cell table:formula="of:=FIND(&quot;&quot;&quot;&quot;; [.A76])" office:value-type="float" office:value="23" calcext:value-type="float">
            <text:p>23</text:p>
          </table:table-cell>
          <table:table-cell table:formula="of:=FIND(&quot;&quot;&quot;&quot;; [.A76]; [.C76]+1)" office:value-type="float" office:value="42" calcext:value-type="float">
            <text:p>42</text:p>
          </table:table-cell>
          <table:table-cell table:formula="of:=TRIM(MID([.A76]; 1; [.B76]-1))" office:value-type="string" office:string-value="poverty" calcext:value-type="string">
            <text:p>poverty</text:p>
          </table:table-cell>
          <table:table-cell table:formula="of:=COUNTIF([.E$1:.E$1048576]; [.E76])" office:value-type="float" office:value="1" calcext:value-type="float">
            <text:p>1</text:p>
          </table:table-cell>
          <table:table-cell table:formula="of:=MID([.A76]; [.C76]+8; [.D76]-[.C76]-8)" office:value-type="string" office:string-value="poverty.txt" calcext:value-type="string">
            <text:p>poverty.txt</text:p>
          </table:table-cell>
          <table:table-cell table:formula="of:=COUNTIF([.G$1:.G$1048576]; [.G76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poverty &lt;- read.table("./Data/poverty.txt", header=T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alestate_sales &lt;- read.table("./Data/realestate_sales.txt", header=T)</text:p>
          </table:table-cell>
          <table:table-cell table:style-name="ce2" table:formula="of:=FIND(&quot;&lt;-&quot;; [.A78])" office:value-type="float" office:value="18" calcext:value-type="float">
            <text:p>18</text:p>
          </table:table-cell>
          <table:table-cell table:style-name="ce2" table:formula="of:=FIND(&quot;&quot;&quot;&quot;; [.A78])" office:value-type="float" office:value="32" calcext:value-type="float">
            <text:p>32</text:p>
          </table:table-cell>
          <table:table-cell table:formula="of:=FIND(&quot;&quot;&quot;&quot;; [.A78]; [.C78]+1)" office:value-type="float" office:value="60" calcext:value-type="float">
            <text:p>60</text:p>
          </table:table-cell>
          <table:table-cell table:style-name="ce2" table:formula="of:=TRIM(MID([.A78]; 1; [.B78]-1))" office:value-type="string" office:string-value="realestate_sales" calcext:value-type="string">
            <text:p>realestate_sales</text:p>
          </table:table-cell>
          <table:table-cell table:style-name="ce2" table:formula="of:=COUNTIF([.E$1:.E$1048576]; [.E78])" office:value-type="float" office:value="1" calcext:value-type="float">
            <text:p>1</text:p>
          </table:table-cell>
          <table:table-cell table:formula="of:=MID([.A78]; [.C78]+8; [.D78]-[.C78]-8)" office:value-type="string" office:string-value="realestate_sales.txt" calcext:value-type="string">
            <text:p>realestate_sales.txt</text:p>
          </table:table-cell>
          <table:table-cell table:formula="of:=COUNTIF([.G$1:.G$1048576]; [.G78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realestate &lt;- read.table("./Data/realestate_sales.txt", header=T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alestate &lt;- read.table("./Data/realestate.txt", header=T)</text:p>
          </table:table-cell>
          <table:table-cell table:style-name="ce2" table:formula="of:=FIND(&quot;&lt;-&quot;; [.A80])" office:value-type="float" office:value="12" calcext:value-type="float">
            <text:p>12</text:p>
          </table:table-cell>
          <table:table-cell table:style-name="ce2" table:formula="of:=FIND(&quot;&quot;&quot;&quot;; [.A80])" office:value-type="float" office:value="26" calcext:value-type="float">
            <text:p>26</text:p>
          </table:table-cell>
          <table:table-cell table:formula="of:=FIND(&quot;&quot;&quot;&quot;; [.A80]; [.C80]+1)" office:value-type="float" office:value="48" calcext:value-type="float">
            <text:p>48</text:p>
          </table:table-cell>
          <table:table-cell table:style-name="ce2" table:formula="of:=TRIM(MID([.A80]; 1; [.B80]-1))" office:value-type="string" office:string-value="realestate" calcext:value-type="string">
            <text:p>realestate</text:p>
          </table:table-cell>
          <table:table-cell table:style-name="ce2" table:formula="of:=COUNTIF([.E$1:.E$1048576]; [.E80])" office:value-type="float" office:value="1" calcext:value-type="float">
            <text:p>1</text:p>
          </table:table-cell>
          <table:table-cell table:formula="of:=MID([.A80]; [.C80]+8; [.D80]-[.C80]-8)" office:value-type="string" office:string-value="realestate.txt" calcext:value-type="string">
            <text:p>realestate.txt</text:p>
          </table:table-cell>
          <table:table-cell table:formula="of:=COUNTIF([.G$1:.G$1048576]; [.G8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covery &lt;- read.table("./Data/recovery.txt", header=T)</text:p>
          </table:table-cell>
          <table:table-cell table:formula="of:=FIND(&quot;&lt;-&quot;; [.A81])" office:value-type="float" office:value="10" calcext:value-type="float">
            <text:p>10</text:p>
          </table:table-cell>
          <table:table-cell table:formula="of:=FIND(&quot;&quot;&quot;&quot;; [.A81])" office:value-type="float" office:value="24" calcext:value-type="float">
            <text:p>24</text:p>
          </table:table-cell>
          <table:table-cell table:formula="of:=FIND(&quot;&quot;&quot;&quot;; [.A81]; [.C81]+1)" office:value-type="float" office:value="44" calcext:value-type="float">
            <text:p>44</text:p>
          </table:table-cell>
          <table:table-cell table:formula="of:=TRIM(MID([.A81]; 1; [.B81]-1))" office:value-type="string" office:string-value="recovery" calcext:value-type="string">
            <text:p>recovery</text:p>
          </table:table-cell>
          <table:table-cell table:formula="of:=COUNTIF([.E$1:.E$1048576]; [.E81])" office:value-type="float" office:value="1" calcext:value-type="float">
            <text:p>1</text:p>
          </table:table-cell>
          <table:table-cell table:formula="of:=MID([.A81]; [.C81]+8; [.D81]-[.C81]-8)" office:value-type="string" office:string-value="recovery.txt" calcext:value-type="string">
            <text:p>recovery.txt</text:p>
          </table:table-cell>
          <table:table-cell table:formula="of:=COUNTIF([.G$1:.G$1048576]; [.G8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ortleaf &lt;- read.table("./Data/shortleaf.txt", header=T)</text:p>
          </table:table-cell>
          <table:table-cell table:formula="of:=FIND(&quot;&lt;-&quot;; [.A82])" office:value-type="float" office:value="11" calcext:value-type="float">
            <text:p>11</text:p>
          </table:table-cell>
          <table:table-cell table:formula="of:=FIND(&quot;&quot;&quot;&quot;; [.A82])" office:value-type="float" office:value="25" calcext:value-type="float">
            <text:p>25</text:p>
          </table:table-cell>
          <table:table-cell table:formula="of:=FIND(&quot;&quot;&quot;&quot;; [.A82]; [.C82]+1)" office:value-type="float" office:value="46" calcext:value-type="float">
            <text:p>46</text:p>
          </table:table-cell>
          <table:table-cell table:formula="of:=TRIM(MID([.A82]; 1; [.B82]-1))" office:value-type="string" office:string-value="shortleaf" calcext:value-type="string">
            <text:p>shortleaf</text:p>
          </table:table-cell>
          <table:table-cell table:formula="of:=COUNTIF([.E$1:.E$1048576]; [.E82])" office:value-type="float" office:value="1" calcext:value-type="float">
            <text:p>1</text:p>
          </table:table-cell>
          <table:table-cell table:formula="of:=MID([.A82]; [.C82]+8; [.D82]-[.C82]-8)" office:value-type="string" office:string-value="shortleaf.txt" calcext:value-type="string">
            <text:p>shortleaf.txt</text:p>
          </table:table-cell>
          <table:table-cell table:formula="of:=COUNTIF([.G$1:.G$1048576]; [.G8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dist &lt;- read.table("./Data/signdist.txt", header=T)</text:p>
          </table:table-cell>
          <table:table-cell table:formula="of:=FIND(&quot;&lt;-&quot;; [.A83])" office:value-type="float" office:value="10" calcext:value-type="float">
            <text:p>10</text:p>
          </table:table-cell>
          <table:table-cell table:formula="of:=FIND(&quot;&quot;&quot;&quot;; [.A83])" office:value-type="float" office:value="24" calcext:value-type="float">
            <text:p>24</text:p>
          </table:table-cell>
          <table:table-cell table:formula="of:=FIND(&quot;&quot;&quot;&quot;; [.A83]; [.C83]+1)" office:value-type="float" office:value="44" calcext:value-type="float">
            <text:p>44</text:p>
          </table:table-cell>
          <table:table-cell table:formula="of:=TRIM(MID([.A83]; 1; [.B83]-1))" office:value-type="string" office:string-value="signdist" calcext:value-type="string">
            <text:p>signdist</text:p>
          </table:table-cell>
          <table:table-cell table:formula="of:=COUNTIF([.E$1:.E$1048576]; [.E83])" office:value-type="float" office:value="1" calcext:value-type="float">
            <text:p>1</text:p>
          </table:table-cell>
          <table:table-cell table:formula="of:=MID([.A83]; [.C83]+8; [.D83]-[.C83]-8)" office:value-type="string" office:string-value="signdist.txt" calcext:value-type="string">
            <text:p>signdist.txt</text:p>
          </table:table-cell>
          <table:table-cell table:formula="of:=COUNTIF([.G$1:.G$1048576]; [.G83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igndist &lt;- read.table("./Data/signdist.txt", header=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ncancer &lt;- read.table("./Data/skincancer.txt", header=T)</text:p>
          </table:table-cell>
          <table:table-cell table:formula="of:=FIND(&quot;&lt;-&quot;; [.A85])" office:value-type="float" office:value="12" calcext:value-type="float">
            <text:p>12</text:p>
          </table:table-cell>
          <table:table-cell table:formula="of:=FIND(&quot;&quot;&quot;&quot;; [.A85])" office:value-type="float" office:value="26" calcext:value-type="float">
            <text:p>26</text:p>
          </table:table-cell>
          <table:table-cell table:formula="of:=FIND(&quot;&quot;&quot;&quot;; [.A85]; [.C85]+1)" office:value-type="float" office:value="48" calcext:value-type="float">
            <text:p>48</text:p>
          </table:table-cell>
          <table:table-cell table:formula="of:=TRIM(MID([.A85]; 1; [.B85]-1))" office:value-type="string" office:string-value="skincancer" calcext:value-type="string">
            <text:p>skincancer</text:p>
          </table:table-cell>
          <table:table-cell table:formula="of:=COUNTIF([.E$1:.E$1048576]; [.E85])" office:value-type="float" office:value="1" calcext:value-type="float">
            <text:p>1</text:p>
          </table:table-cell>
          <table:table-cell table:formula="of:=MID([.A85]; [.C85]+8; [.D85]-[.C85]-8)" office:value-type="string" office:string-value="skincancer.txt" calcext:value-type="string">
            <text:p>skincancer.txt</text:p>
          </table:table-cell>
          <table:table-cell table:formula="of:=COUNTIF([.G$1:.G$1048576]; [.G85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kincancer &lt;- read.table("./Data/skincancer.txt", header=T)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skincancer &lt;- read.table("./Data/skincancer.txt", header=T)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skincancer &lt;- read.table("./Data/skincancer.txt", header=T)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skincancer &lt;- read.table("./Data/skincancer.txt", header=T)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skincancer &lt;- read.table("./Data/skincancer.txt", header=T)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skincancer &lt;- read.table("./Data/skincancer.txt", header=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apsuds &lt;- read.table("./Data/soapsuds.txt", header=T)</text:p>
          </table:table-cell>
          <table:table-cell table:formula="of:=FIND(&quot;&lt;-&quot;; [.A92])" office:value-type="float" office:value="10" calcext:value-type="float">
            <text:p>10</text:p>
          </table:table-cell>
          <table:table-cell table:formula="of:=FIND(&quot;&quot;&quot;&quot;; [.A92])" office:value-type="float" office:value="24" calcext:value-type="float">
            <text:p>24</text:p>
          </table:table-cell>
          <table:table-cell table:formula="of:=FIND(&quot;&quot;&quot;&quot;; [.A92]; [.C92]+1)" office:value-type="float" office:value="44" calcext:value-type="float">
            <text:p>44</text:p>
          </table:table-cell>
          <table:table-cell table:formula="of:=TRIM(MID([.A92]; 1; [.B92]-1))" office:value-type="string" office:string-value="soapsuds" calcext:value-type="string">
            <text:p>soapsuds</text:p>
          </table:table-cell>
          <table:table-cell table:formula="of:=COUNTIF([.E$1:.E$1048576]; [.E92])" office:value-type="float" office:value="1" calcext:value-type="float">
            <text:p>1</text:p>
          </table:table-cell>
          <table:table-cell table:formula="of:=MID([.A92]; [.C92]+8; [.D92]-[.C92]-8)" office:value-type="string" office:string-value="soapsuds.txt" calcext:value-type="string">
            <text:p>soapsuds.txt</text:p>
          </table:table-cell>
          <table:table-cell table:formula="of:=COUNTIF([.G$1:.G$1048576]; [.G9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lconc &lt;- read.table("./Data/solutions_conc.txt", header=T)</text:p>
          </table:table-cell>
          <table:table-cell table:formula="of:=FIND(&quot;&lt;-&quot;; [.A93])" office:value-type="float" office:value="9" calcext:value-type="float">
            <text:p>9</text:p>
          </table:table-cell>
          <table:table-cell table:formula="of:=FIND(&quot;&quot;&quot;&quot;; [.A93])" office:value-type="float" office:value="23" calcext:value-type="float">
            <text:p>23</text:p>
          </table:table-cell>
          <table:table-cell table:formula="of:=FIND(&quot;&quot;&quot;&quot;; [.A93]; [.C93]+1)" office:value-type="float" office:value="49" calcext:value-type="float">
            <text:p>49</text:p>
          </table:table-cell>
          <table:table-cell table:formula="of:=TRIM(MID([.A93]; 1; [.B93]-1))" office:value-type="string" office:string-value="solconc" calcext:value-type="string">
            <text:p>solconc</text:p>
          </table:table-cell>
          <table:table-cell table:formula="of:=COUNTIF([.E$1:.E$1048576]; [.E93])" office:value-type="float" office:value="1" calcext:value-type="float">
            <text:p>1</text:p>
          </table:table-cell>
          <table:table-cell table:formula="of:=MID([.A93]; [.C93]+8; [.D93]-[.C93]-8)" office:value-type="string" office:string-value="solutions_conc.txt" calcext:value-type="string">
            <text:p>solutions_conc.txt</text:p>
          </table:table-cell>
          <table:table-cell table:formula="of:=COUNTIF([.G$1:.G$1048576]; [.G9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rinters &lt;- read.table("./Data/mens200m.txt", header=T)</text:p>
          </table:table-cell>
          <table:table-cell table:formula="of:=FIND(&quot;&lt;-&quot;; [.A94])" office:value-type="float" office:value="11" calcext:value-type="float">
            <text:p>11</text:p>
          </table:table-cell>
          <table:table-cell table:formula="of:=FIND(&quot;&quot;&quot;&quot;; [.A94])" office:value-type="float" office:value="25" calcext:value-type="float">
            <text:p>25</text:p>
          </table:table-cell>
          <table:table-cell table:formula="of:=FIND(&quot;&quot;&quot;&quot;; [.A94]; [.C94]+1)" office:value-type="float" office:value="45" calcext:value-type="float">
            <text:p>45</text:p>
          </table:table-cell>
          <table:table-cell table:formula="of:=TRIM(MID([.A94]; 1; [.B94]-1))" office:value-type="string" office:string-value="sprinters" calcext:value-type="string">
            <text:p>sprinters</text:p>
          </table:table-cell>
          <table:table-cell table:formula="of:=COUNTIF([.E$1:.E$1048576]; [.E94])" office:value-type="float" office:value="1" calcext:value-type="float">
            <text:p>1</text:p>
          </table:table-cell>
          <table:table-cell table:formula="of:=MID([.A94]; [.C94]+8; [.D94]-[.C94]-8)" office:value-type="string" office:string-value="mens200m.txt" calcext:value-type="string">
            <text:p>mens200m.txt</text:p>
          </table:table-cell>
          <table:table-cell table:formula="of:=COUNTIF([.G$1:.G$1048576]; [.G9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tfemales &lt;- read.table("./Data/stat_females.txt", header=T)</text:p>
          </table:table-cell>
          <table:table-cell table:formula="of:=FIND(&quot;&lt;-&quot;; [.A95])" office:value-type="float" office:value="13" calcext:value-type="float">
            <text:p>13</text:p>
          </table:table-cell>
          <table:table-cell table:formula="of:=FIND(&quot;&quot;&quot;&quot;; [.A95])" office:value-type="float" office:value="27" calcext:value-type="float">
            <text:p>27</text:p>
          </table:table-cell>
          <table:table-cell table:formula="of:=FIND(&quot;&quot;&quot;&quot;; [.A95]; [.C95]+1)" office:value-type="float" office:value="51" calcext:value-type="float">
            <text:p>51</text:p>
          </table:table-cell>
          <table:table-cell table:formula="of:=TRIM(MID([.A95]; 1; [.B95]-1))" office:value-type="string" office:string-value="statfemales" calcext:value-type="string">
            <text:p>statfemales</text:p>
          </table:table-cell>
          <table:table-cell table:formula="of:=COUNTIF([.E$1:.E$1048576]; [.E95])" office:value-type="float" office:value="1" calcext:value-type="float">
            <text:p>1</text:p>
          </table:table-cell>
          <table:table-cell table:formula="of:=MID([.A95]; [.C95]+8; [.D95]-[.C95]-8)" office:value-type="string" office:string-value="stat_females.txt" calcext:value-type="string">
            <text:p>stat_females.txt</text:p>
          </table:table-cell>
          <table:table-cell table:formula="of:=COUNTIF([.G$1:.G$1048576]; [.G9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allows &lt;- read.table("./Data/allswallows.txt", header=T)</text:p>
          </table:table-cell>
          <table:table-cell table:formula="of:=FIND(&quot;&lt;-&quot;; [.A96])" office:value-type="float" office:value="10" calcext:value-type="float">
            <text:p>10</text:p>
          </table:table-cell>
          <table:table-cell table:formula="of:=FIND(&quot;&quot;&quot;&quot;; [.A96])" office:value-type="float" office:value="24" calcext:value-type="float">
            <text:p>24</text:p>
          </table:table-cell>
          <table:table-cell table:formula="of:=FIND(&quot;&quot;&quot;&quot;; [.A96]; [.C96]+1)" office:value-type="float" office:value="47" calcext:value-type="float">
            <text:p>47</text:p>
          </table:table-cell>
          <table:table-cell table:formula="of:=TRIM(MID([.A96]; 1; [.B96]-1))" office:value-type="string" office:string-value="swallows" calcext:value-type="string">
            <text:p>swallows</text:p>
          </table:table-cell>
          <table:table-cell table:formula="of:=COUNTIF([.E$1:.E$1048576]; [.E96])" office:value-type="float" office:value="1" calcext:value-type="float">
            <text:p>1</text:p>
          </table:table-cell>
          <table:table-cell table:formula="of:=MID([.A96]; [.C96]+8; [.D96]-[.C96]-8)" office:value-type="string" office:string-value="allswallows.txt" calcext:value-type="string">
            <text:p>allswallows.txt</text:p>
          </table:table-cell>
          <table:table-cell table:formula="of:=COUNTIF([.G$1:.G$1048576]; [.G9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luca &lt;- read.table("./Data/toluca.txt", header=T)</text:p>
          </table:table-cell>
          <table:table-cell table:formula="of:=FIND(&quot;&lt;-&quot;; [.A97])" office:value-type="float" office:value="8" calcext:value-type="float">
            <text:p>8</text:p>
          </table:table-cell>
          <table:table-cell table:formula="of:=FIND(&quot;&quot;&quot;&quot;; [.A97])" office:value-type="float" office:value="22" calcext:value-type="float">
            <text:p>22</text:p>
          </table:table-cell>
          <table:table-cell table:formula="of:=FIND(&quot;&quot;&quot;&quot;; [.A97]; [.C97]+1)" office:value-type="float" office:value="40" calcext:value-type="float">
            <text:p>40</text:p>
          </table:table-cell>
          <table:table-cell table:formula="of:=TRIM(MID([.A97]; 1; [.B97]-1))" office:value-type="string" office:string-value="toluca" calcext:value-type="string">
            <text:p>toluca</text:p>
          </table:table-cell>
          <table:table-cell table:formula="of:=COUNTIF([.E$1:.E$1048576]; [.E97])" office:value-type="float" office:value="1" calcext:value-type="float">
            <text:p>1</text:p>
          </table:table-cell>
          <table:table-cell table:formula="of:=MID([.A97]; [.C97]+8; [.D97]-[.C97]-8)" office:value-type="string" office:string-value="toluca.txt" calcext:value-type="string">
            <text:p>toluca.txt</text:p>
          </table:table-cell>
          <table:table-cell table:formula="of:=COUNTIF([.G$1:.G$1048576]; [.G9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xicity &lt;- read.table("./Data/toxicity.txt", header=T)</text:p>
          </table:table-cell>
          <table:table-cell table:formula="of:=FIND(&quot;&lt;-&quot;; [.A98])" office:value-type="float" office:value="10" calcext:value-type="float">
            <text:p>10</text:p>
          </table:table-cell>
          <table:table-cell table:formula="of:=FIND(&quot;&quot;&quot;&quot;; [.A98])" office:value-type="float" office:value="24" calcext:value-type="float">
            <text:p>24</text:p>
          </table:table-cell>
          <table:table-cell table:formula="of:=FIND(&quot;&quot;&quot;&quot;; [.A98]; [.C98]+1)" office:value-type="float" office:value="44" calcext:value-type="float">
            <text:p>44</text:p>
          </table:table-cell>
          <table:table-cell table:formula="of:=TRIM(MID([.A98]; 1; [.B98]-1))" office:value-type="string" office:string-value="toxicity" calcext:value-type="string">
            <text:p>toxicity</text:p>
          </table:table-cell>
          <table:table-cell table:formula="of:=COUNTIF([.E$1:.E$1048576]; [.E98])" office:value-type="float" office:value="1" calcext:value-type="float">
            <text:p>1</text:p>
          </table:table-cell>
          <table:table-cell table:formula="of:=MID([.A98]; [.C98]+8; [.D98]-[.C98]-8)" office:value-type="string" office:string-value="toxicity.txt" calcext:value-type="string">
            <text:p>toxicity.txt</text:p>
          </table:table-cell>
          <table:table-cell table:formula="of:=COUNTIF([.G$1:.G$1048576]; [.G9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eadwear &lt;- read.table("./Data/treadwear.txt", header=T)</text:p>
          </table:table-cell>
          <table:table-cell table:formula="of:=FIND(&quot;&lt;-&quot;; [.A99])" office:value-type="float" office:value="11" calcext:value-type="float">
            <text:p>11</text:p>
          </table:table-cell>
          <table:table-cell table:formula="of:=FIND(&quot;&quot;&quot;&quot;; [.A99])" office:value-type="float" office:value="25" calcext:value-type="float">
            <text:p>25</text:p>
          </table:table-cell>
          <table:table-cell table:formula="of:=FIND(&quot;&quot;&quot;&quot;; [.A99]; [.C99]+1)" office:value-type="float" office:value="46" calcext:value-type="float">
            <text:p>46</text:p>
          </table:table-cell>
          <table:table-cell table:formula="of:=TRIM(MID([.A99]; 1; [.B99]-1))" office:value-type="string" office:string-value="treadwear" calcext:value-type="string">
            <text:p>treadwear</text:p>
          </table:table-cell>
          <table:table-cell table:formula="of:=COUNTIF([.E$1:.E$1048576]; [.E99])" office:value-type="float" office:value="1" calcext:value-type="float">
            <text:p>1</text:p>
          </table:table-cell>
          <table:table-cell table:formula="of:=MID([.A99]; [.C99]+8; [.D99]-[.C99]-8)" office:value-type="string" office:string-value="treadwear.txt" calcext:value-type="string">
            <text:p>treadwear.txt</text:p>
          </table:table-cell>
          <table:table-cell table:formula="of:=COUNTIF([.G$1:.G$1048576]; [.G9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corrpreds &lt;- read.table("./Data/uncorrpreds.txt", header=T)</text:p>
          </table:table-cell>
          <table:table-cell table:formula="of:=FIND(&quot;&lt;-&quot;; [.A100])" office:value-type="float" office:value="13" calcext:value-type="float">
            <text:p>13</text:p>
          </table:table-cell>
          <table:table-cell table:formula="of:=FIND(&quot;&quot;&quot;&quot;; [.A100])" office:value-type="float" office:value="27" calcext:value-type="float">
            <text:p>27</text:p>
          </table:table-cell>
          <table:table-cell table:formula="of:=FIND(&quot;&quot;&quot;&quot;; [.A100]; [.C100]+1)" office:value-type="float" office:value="50" calcext:value-type="float">
            <text:p>50</text:p>
          </table:table-cell>
          <table:table-cell table:formula="of:=TRIM(MID([.A100]; 1; [.B100]-1))" office:value-type="string" office:string-value="uncorrpreds" calcext:value-type="string">
            <text:p>uncorrpreds</text:p>
          </table:table-cell>
          <table:table-cell table:formula="of:=COUNTIF([.E$1:.E$1048576]; [.E100])" office:value-type="float" office:value="1" calcext:value-type="float">
            <text:p>1</text:p>
          </table:table-cell>
          <table:table-cell table:formula="of:=MID([.A100]; [.C100]+8; [.D100]-[.C100]-8)" office:value-type="string" office:string-value="uncorrpreds.txt" calcext:value-type="string">
            <text:p>uncorrpreds.txt</text:p>
          </table:table-cell>
          <table:table-cell table:formula="of:=COUNTIF([.G$1:.G$1048576]; [.G10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drecall &lt;- read.table("./Data/wordrecall.txt", header=T)</text:p>
          </table:table-cell>
          <table:table-cell table:formula="of:=FIND(&quot;&lt;-&quot;; [.A101])" office:value-type="float" office:value="12" calcext:value-type="float">
            <text:p>12</text:p>
          </table:table-cell>
          <table:table-cell table:formula="of:=FIND(&quot;&quot;&quot;&quot;; [.A101])" office:value-type="float" office:value="26" calcext:value-type="float">
            <text:p>26</text:p>
          </table:table-cell>
          <table:table-cell table:formula="of:=FIND(&quot;&quot;&quot;&quot;; [.A101]; [.C101]+1)" office:value-type="float" office:value="48" calcext:value-type="float">
            <text:p>48</text:p>
          </table:table-cell>
          <table:table-cell table:formula="of:=TRIM(MID([.A101]; 1; [.B101]-1))" office:value-type="string" office:string-value="wordrecall" calcext:value-type="string">
            <text:p>wordrecall</text:p>
          </table:table-cell>
          <table:table-cell table:formula="of:=COUNTIF([.E$1:.E$1048576]; [.E101])" office:value-type="float" office:value="1" calcext:value-type="float">
            <text:p>1</text:p>
          </table:table-cell>
          <table:table-cell table:formula="of:=MID([.A101]; [.C101]+8; [.D101]-[.C101]-8)" office:value-type="string" office:string-value="wordrecall.txt" calcext:value-type="string">
            <text:p>wordrecall.txt</text:p>
          </table:table-cell>
          <table:table-cell table:formula="of:=COUNTIF([.G$1:.G$1048576]; [.G10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ield &lt;- read.table("./Data/yield.txt", header=T)</text:p>
          </table:table-cell>
          <table:table-cell table:formula="of:=FIND(&quot;&lt;-&quot;; [.A102])" office:value-type="float" office:value="7" calcext:value-type="float">
            <text:p>7</text:p>
          </table:table-cell>
          <table:table-cell table:formula="of:=FIND(&quot;&quot;&quot;&quot;; [.A102])" office:value-type="float" office:value="21" calcext:value-type="float">
            <text:p>21</text:p>
          </table:table-cell>
          <table:table-cell table:formula="of:=FIND(&quot;&quot;&quot;&quot;; [.A102]; [.C102]+1)" office:value-type="float" office:value="38" calcext:value-type="float">
            <text:p>38</text:p>
          </table:table-cell>
          <table:table-cell table:formula="of:=TRIM(MID([.A102]; 1; [.B102]-1))" office:value-type="string" office:string-value="yield" calcext:value-type="string">
            <text:p>yield</text:p>
          </table:table-cell>
          <table:table-cell table:formula="of:=COUNTIF([.E$1:.E$1048576]; [.E102])" office:value-type="float" office:value="1" calcext:value-type="float">
            <text:p>1</text:p>
          </table:table-cell>
          <table:table-cell table:formula="of:=MID([.A102]; [.C102]+8; [.D102]-[.C102]-8)" office:value-type="string" office:string-value="yield.txt" calcext:value-type="string">
            <text:p>yield.txt</text:p>
          </table:table-cell>
          <table:table-cell table:formula="of:=COUNTIF([.G$1:.G$1048576]; [.G102])" office:value-type="float" office:value="1" calcext:value-type="float">
            <text:p>1</text:p>
          </table:table-cell>
          <table:table-cell table:number-columns-repeated="1014"/>
        </table:table-row>
      </table:table>
      <table:table table:name="in_Data" table:style-name="ta1"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adaptive.txt</text:p>
          </table:table-cell>
          <table:table-cell table:formula="of:=COUNTIF([$in_Code.G$1:.G$1048576]; [.A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oholarm.txt</text:p>
          </table:table-cell>
          <table:table-cell table:formula="of:=COUNTIF([$in_Code.G$1:.G$1048576]; [.A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coholtobacco.txt</text:p>
          </table:table-cell>
          <table:table-cell table:formula="of:=COUNTIF([$in_Code.G$1:.G$1048576]; [.A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entestn23.txt</text:p>
          </table:table-cell>
          <table:table-cell table:formula="of:=COUNTIF([$in_Code.G$1:.G$1048576]; [.A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entest.txt</text:p>
          </table:table-cell>
          <table:table-cell table:formula="of:=COUNTIF([$in_Code.G$1:.G$1048576]; [.A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igator.txt</text:p>
          </table:table-cell>
          <table:table-cell table:formula="of:=COUNTIF([$in_Code.G$1:.G$1048576]; [.A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swallows.txt</text:p>
          </table:table-cell>
          <table:table-cell table:formula="of:=COUNTIF([$in_Code.G$1:.G$1048576]; [.A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hapluto.txt</text:p>
          </table:table-cell>
          <table:table-cell table:formula="of:=COUNTIF([$in_Code.G$1:.G$1048576]; [.A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scombe.txt</text:p>
          </table:table-cell>
          <table:table-cell table:formula="of:=COUNTIF([$in_Code.G$1:.G$1048576]; [.A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bybirds.txt</text:p>
          </table:table-cell>
          <table:table-cell table:formula="of:=COUNTIF([$in_Code.G$1:.G$1048576]; [.A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rthsmokers_02.txt</text:p>
          </table:table-cell>
          <table:table-cell table:formula="of:=COUNTIF([$in_Code.G$1:.G$1048576]; [.A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rthsmokers.txt</text:p>
          </table:table-cell>
          <table:table-cell table:formula="of:=COUNTIF([$in_Code.G$1:.G$1048576]; [.A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isdell.txt</text:p>
          </table:table-cell>
          <table:table-cell table:formula="of:=COUNTIF([$in_Code.G$1:.G$1048576]; [.A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gstories.txt</text:p>
          </table:table-cell>
          <table:table-cell table:formula="of:=COUNTIF([$in_Code.G$1:.G$1048576]; [.A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odpress.txt</text:p>
          </table:table-cell>
          <table:table-cell table:formula="of:=COUNTIF([$in_Code.G$1:.G$1048576]; [.A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gills.txt</text:p>
          </table:table-cell>
          <table:table-cell table:formula="of:=COUNTIF([$in_Code.G$1:.G$1048576]; [.A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dyfat.txt</text:p>
          </table:table-cell>
          <table:table-cell table:formula="of:=COUNTIF([$in_Code.G$1:.G$1048576]; [.A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_learning.txt</text:p>
          </table:table-cell>
          <table:table-cell table:formula="of:=COUNTIF([$in_Code.G$1:.G$1048576]; [.A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stopping.txt</text:p>
          </table:table-cell>
          <table:table-cell table:formula="of:=COUNTIF([$in_Code.G$1:.G$1048576]; [.A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ment.txt</text:p>
          </table:table-cell>
          <table:table-cell table:formula="of:=COUNTIF([$in_Code.G$1:.G$1048576]; [.A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olhearts.txt</text:p>
          </table:table-cell>
          <table:table-cell table:formula="of:=COUNTIF([$in_Code.G$1:.G$1048576]; [.A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rosion.txt</text:p>
          </table:table-cell>
          <table:table-cell table:formula="of:=COUNTIF([$in_Code.G$1:.G$1048576]; [.A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plesheights.txt</text:p>
          </table:table-cell>
          <table:table-cell table:formula="of:=COUNTIF([$in_Code.G$1:.G$1048576]; [.A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ression.txt</text:p>
          </table:table-cell>
          <table:table-cell table:formula="of:=COUNTIF([$in_Code.G$1:.G$1048576]; [.A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easeOutbreak.txt</text:p>
          </table:table-cell>
          <table:table-cell table:formula="of:=COUNTIF([$in_Code.G$1:.G$1048576]; [.A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gdea.txt</text:p>
          </table:table-cell>
          <table:table-cell table:formula="of:=COUNTIF([$in_Code.G$1:.G$1048576]; [.A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thquakes.txt</text:p>
          </table:table-cell>
          <table:table-cell table:formula="of:=COUNTIF([$in_Code.G$1:.G$1048576]; [.A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loyee.txt</text:p>
          </table:table-cell>
          <table:table-cell table:formula="of:=COUNTIF([$in_Code.G$1:.G$1048576]; [.A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erimmun.txt</text:p>
          </table:table-cell>
          <table:table-cell table:formula="of:=COUNTIF([$in_Code.G$1:.G$1048576]; [.A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v_dat.txt</text:p>
          </table:table-cell>
          <table:table-cell table:formula="of:=COUNTIF([$in_Code.G$1:.G$1048576]; [.A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ton.txt</text:p>
          </table:table-cell>
          <table:table-cell table:formula="of:=COUNTIF([$in_Code.G$1:.G$1048576]; [.A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_stock.txt</text:p>
          </table:table-cell>
          <table:table-cell table:formula="of:=COUNTIF([$in_Code.G$1:.G$1048576]; [.A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dheight.txt</text:p>
          </table:table-cell>
          <table:table-cell table:formula="of:=COUNTIF([$in_Code.G$1:.G$1048576]; [.A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ght_foot.txt</text:p>
          </table:table-cell>
          <table:table-cell table:formula="of:=COUNTIF([$in_Code.G$1:.G$1048576]; [.A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ghtgpa.txt</text:p>
          </table:table-cell>
          <table:table-cell table:formula="of:=COUNTIF([$in_Code.G$1:.G$1048576]; [.A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_price.txt</text:p>
          </table:table-cell>
          <table:table-cell table:formula="of:=COUNTIF([$in_Code.G$1:.G$1048576]; [.A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spital_infct_03.txt</text:p>
          </table:table-cell>
          <table:table-cell table:formula="of:=COUNTIF([$in_Code.G$1:.G$1048576]; [.A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spital_infct.txt</text:p>
          </table:table-cell>
          <table:table-cell table:formula="of:=COUNTIF([$in_Code.G$1:.G$1048576]; [.A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spital.txt</text:p>
          </table:table-cell>
          <table:table-cell table:formula="of:=COUNTIF([$in_Code.G$1:.G$1048576]; [.A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sbandwife.txt</text:p>
          </table:table-cell>
          <table:table-cell table:formula="of:=COUNTIF([$in_Code.G$1:.G$1048576]; [.A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omebirth.txt</text:p>
          </table:table-cell>
          <table:table-cell table:formula="of:=COUNTIF([$in_Code.G$1:.G$1048576]; [.A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ant.txt</text:p>
          </table:table-cell>
          <table:table-cell table:formula="of:=COUNTIF([$in_Code.G$1:.G$1048576]; [.A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ectionrisk.txt</text:p>
          </table:table-cell>
          <table:table-cell table:formula="of:=COUNTIF([$in_Code.G$1:.G$1048576]; [.A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1.txt</text:p>
          </table:table-cell>
          <table:table-cell table:formula="of:=COUNTIF([$in_Code.G$1:.G$1048576]; [.A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2.txt</text:p>
          </table:table-cell>
          <table:table-cell table:formula="of:=COUNTIF([$in_Code.G$1:.G$1048576]; [.A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3.txt</text:p>
          </table:table-cell>
          <table:table-cell table:formula="of:=COUNTIF([$in_Code.G$1:.G$1048576]; [.A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4.txt</text:p>
          </table:table-cell>
          <table:table-cell table:formula="of:=COUNTIF([$in_Code.G$1:.G$1048576]; [.A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qsize.txt</text:p>
          </table:table-cell>
          <table:table-cell table:formula="of:=COUNTIF([$in_Code.G$1:.G$1048576]; [.A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dcord.txt</text:p>
          </table:table-cell>
          <table:table-cell table:formula="of:=COUNTIF([$in_Code.G$1:.G$1048576]; [.A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dmoss.txt</text:p>
          </table:table-cell>
          <table:table-cell table:formula="of:=COUNTIF([$in_Code.G$1:.G$1048576]; [.A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ukemia_remission.txt</text:p>
          </table:table-cell>
          <table:table-cell table:formula="of:=COUNTIF([$in_Code.G$1:.G$1048576]; [.A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mmgest.txt</text:p>
          </table:table-cell>
          <table:table-cell table:formula="of:=COUNTIF([$in_Code.G$1:.G$1048576]; [.A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et_share.txt</text:p>
          </table:table-cell>
          <table:table-cell table:formula="of:=COUNTIF([$in_Code.G$1:.G$1048576]; [.A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an.txt</text:p>
          </table:table-cell>
          <table:table-cell table:formula="of:=COUNTIF([$in_Code.G$1:.G$1048576]; [.A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coo.txt</text:p>
          </table:table-cell>
          <table:table-cell table:formula="of:=COUNTIF([$in_Code.G$1:.G$1048576]; [.A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s200m.txt</text:p>
          </table:table-cell>
          <table:table-cell table:formula="of:=COUNTIF([$in_Code.G$1:.G$1048576]; [.A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accounts.txt</text:p>
          </table:table-cell>
          <table:table-cell table:formula="of:=COUNTIF([$in_Code.G$1:.G$1048576]; [.A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or.txt</text:p>
          </table:table-cell>
          <table:table-cell table:formula="of:=COUNTIF([$in_Code.G$1:.G$1048576]; [.A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dfaithful.txt</text:p>
          </table:table-cell>
          <table:table-cell table:formula="of:=COUNTIF([$in_Code.G$1:.G$1048576]; [.A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try.txt</text:p>
          </table:table-cell>
          <table:table-cell table:formula="of:=COUNTIF([$in_Code.G$1:.G$1048576]; [.A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u.txt</text:p>
          </table:table-cell>
          <table:table-cell table:formula="of:=COUNTIF([$in_Code.G$1:.G$1048576]; [.A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.txt</text:p>
          </table:table-cell>
          <table:table-cell table:formula="of:=COUNTIF([$in_Code.G$1:.G$1048576]; [.A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sson_simulated.txt</text:p>
          </table:table-cell>
          <table:table-cell table:formula="of:=COUNTIF([$in_Code.G$1:.G$1048576]; [.A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verty.txt</text:p>
          </table:table-cell>
          <table:table-cell table:formula="of:=COUNTIF([$in_Code.G$1:.G$1048576]; [.A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ctical.txt</text:p>
          </table:table-cell>
          <table:table-cell table:formula="of:=COUNTIF([$in_Code.G$1:.G$1048576]; [.A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lestate_sales.txt</text:p>
          </table:table-cell>
          <table:table-cell table:formula="of:=COUNTIF([$in_Code.G$1:.G$1048576]; [.A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lestate.txt</text:p>
          </table:table-cell>
          <table:table-cell table:formula="of:=COUNTIF([$in_Code.G$1:.G$1048576]; [.A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overy.txt</text:p>
          </table:table-cell>
          <table:table-cell table:formula="of:=COUNTIF([$in_Code.G$1:.G$1048576]; [.A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duals.txt</text:p>
          </table:table-cell>
          <table:table-cell table:formula="of:=COUNTIF([$in_Code.G$1:.G$1048576]; [.A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ment.txt</text:p>
          </table:table-cell>
          <table:table-cell table:formula="of:=COUNTIF([$in_Code.G$1:.G$1048576]; [.A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leaf.txt</text:p>
          </table:table-cell>
          <table:table-cell table:formula="of:=COUNTIF([$in_Code.G$1:.G$1048576]; [.A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gndist.txt</text:p>
          </table:table-cell>
          <table:table-cell table:formula="of:=COUNTIF([$in_Code.G$1:.G$1048576]; [.A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incancer.txt</text:p>
          </table:table-cell>
          <table:table-cell table:formula="of:=COUNTIF([$in_Code.G$1:.G$1048576]; [.A7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apsuds.txt</text:p>
          </table:table-cell>
          <table:table-cell table:formula="of:=COUNTIF([$in_Code.G$1:.G$1048576]; [.A7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utions_conc.txt</text:p>
          </table:table-cell>
          <table:table-cell table:formula="of:=COUNTIF([$in_Code.G$1:.G$1048576]; [.A7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_females.txt</text:p>
          </table:table-cell>
          <table:table-cell table:formula="of:=COUNTIF([$in_Code.G$1:.G$1048576]; [.A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dent_height_weight.txt</text:p>
          </table:table-cell>
          <table:table-cell table:formula="of:=COUNTIF([$in_Code.G$1:.G$1048576]; [.A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garbeets_new.txt</text:p>
          </table:table-cell>
          <table:table-cell table:formula="of:=COUNTIF([$in_Code.G$1:.G$1048576]; [.A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luca.txt</text:p>
          </table:table-cell>
          <table:table-cell table:formula="of:=COUNTIF([$in_Code.G$1:.G$1048576]; [.A8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xicity.txt</text:p>
          </table:table-cell>
          <table:table-cell table:formula="of:=COUNTIF([$in_Code.G$1:.G$1048576]; [.A8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admill.txt</text:p>
          </table:table-cell>
          <table:table-cell table:formula="of:=COUNTIF([$in_Code.G$1:.G$1048576]; [.A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dwear.txt</text:p>
          </table:table-cell>
          <table:table-cell table:formula="of:=COUNTIF([$in_Code.G$1:.G$1048576]; [.A8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correlated.txt</text:p>
          </table:table-cell>
          <table:table-cell table:formula="of:=COUNTIF([$in_Code.G$1:.G$1048576]; [.A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corrpreds.txt</text:p>
          </table:table-cell>
          <table:table-cell table:formula="of:=COUNTIF([$in_Code.G$1:.G$1048576]; [.A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_census.txt</text:p>
          </table:table-cell>
          <table:table-cell table:formula="of:=COUNTIF([$in_Code.G$1:.G$1048576]; [.A8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spruce.txt</text:p>
          </table:table-cell>
          <table:table-cell table:formula="of:=COUNTIF([$in_Code.G$1:.G$1048576]; [.A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recall.txt</text:p>
          </table:table-cell>
          <table:table-cell table:formula="of:=COUNTIF([$in_Code.G$1:.G$1048576]; [.A8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ield.txt</text:p>
          </table:table-cell>
          <table:table-cell table:formula="of:=COUNTIF([$in_Code.G$1:.G$1048576]; [.A89])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in_Code.A1:in_Code.A102">
          <table:filter table:condition-source-range-address="in_Code.A1:in_Code.A1048576" table:display-duplicates="false">
            <table:filter-or>
              <table:filter-condition table:value="alcoholarm &lt;- read.table(&quot;./Data/alcoholarm.txt&quot;, header=T)" table:operator="=" table:field-number="0"/>
              <table:filter-condition table:value="alcoholarm &lt;- read.table(&quot;./Data/alcoholarm.txt&quot;, header=T)" table:operator="=" table:field-number="0"/>
              <table:filter-condition table:value="alcoholtobacco &lt;- read.table(&quot;./Data/alcoholtobacco.txt&quot;, header=T)" table:operator="=" table:field-number="0"/>
              <table:filter-condition table:value="allentest &lt;- read.table(&quot;./Data/allentest.txt&quot;, header=T)" table:operator="=" table:field-number="0"/>
              <table:filter-condition table:value="allentest &lt;- read.table(&quot;./Data/allentest.txt&quot;, header=T)" table:operator="=" table:field-number="0"/>
              <table:filter-condition table:value="allentestn23 &lt;- read.table(&quot;./Data/allentestn23.txt&quot;, header=T)" table:operator="=" table:field-number="0"/>
              <table:filter-condition table:value="alligator &lt;- read.table(&quot;./Data/alligator.txt&quot;, header=T)" table:operator="=" table:field-number="0"/>
              <table:filter-condition table:value="alphapluto &lt;- read.table(&quot;./Data/alphapluto.txt&quot;, header=T)" table:operator="=" table:field-number="0"/>
              <table:filter-condition table:value="anscombe &lt;- read.table(&quot;./Data/anscombe.txt&quot;, header=T)" table:operator="=" table:field-number="0"/>
              <table:filter-condition table:value="babybirds &lt;- read.table(&quot;./Data/babybirds.txt&quot;, header=T)" table:operator="=" table:field-number="0"/>
              <table:filter-condition table:value="birthsmokers &lt;- read.table(&quot;./Data/birthsmokers.txt&quot;, header=T)" table:operator="=" table:field-number="0"/>
              <table:filter-condition table:value="blaisdell &lt;- read.table(&quot;./Data/blaisdell.txt&quot;, header=T)" table:operator="=" table:field-number="0"/>
              <table:filter-condition table:value="bldgstories &lt;- read.table(&quot;./Data/bldgstories.txt&quot;, header=T)" table:operator="=" table:field-number="0"/>
              <table:filter-condition table:value="bloodpress &lt;- read.table(&quot;./Data/bloodpress.txt&quot;, header=T)" table:operator="=" table:field-number="0"/>
              <table:filter-condition table:value="bloodpress &lt;- read.table(&quot;./Data/bloodpress.txt&quot;, header=T)" table:operator="=" table:field-number="0"/>
              <table:filter-condition table:value="bloodpress &lt;- read.table(&quot;./Data/bloodpress.txt&quot;, header=T)" table:operator="=" table:field-number="0"/>
              <table:filter-condition table:value="bloodpress &lt;- read.table(&quot;./Data/bloodpress.txt&quot;, header=T)" table:operator="=" table:field-number="0"/>
              <table:filter-condition table:value="bloodpress &lt;- read.table(&quot;./Data/bloodpress.txt&quot;, header=T)" table:operator="=" table:field-number="0"/>
              <table:filter-condition table:value="bloodpress &lt;- read.table(&quot;./Data/bloodpress.txt&quot;, header=T)" table:operator="=" table:field-number="0"/>
              <table:filter-condition table:value="bloodpress &lt;- read.table(&quot;./Data/bloodpress.txt&quot;, header=T)" table:operator="=" table:field-number="0"/>
              <table:filter-condition table:value="bluegills &lt;- read.table(&quot;./Data/bluegills.txt&quot;, header=T)" table:operator="=" table:field-number="0"/>
              <table:filter-condition table:value="bodyfat &lt;- read.table(&quot;./Data/bodyfat.txt&quot;, header=T)" table:operator="=" table:field-number="0"/>
              <table:filter-condition table:value="ca_learning &lt;- read.table(&quot;./Data/ca_learning.txt&quot;, header=T)" table:operator="=" table:field-number="0"/>
              <table:filter-condition table:value="carstopping &lt;- read.table(&quot;./Data/carstopping.txt&quot;, header=T)" table:operator="=" table:field-number="0"/>
              <table:filter-condition table:value="cement &lt;- read.table(&quot;./Data/cement.txt&quot;, header=T)" table:operator="=" table:field-number="0"/>
              <table:filter-condition table:value="cement &lt;- read.table(&quot;./Data/cement.txt&quot;, header=T)" table:operator="=" table:field-number="0"/>
              <table:filter-condition table:value="census &lt;- read.table(&quot;./Data/us_census.txt&quot;, header=T)" table:operator="=" table:field-number="0"/>
              <table:filter-condition table:value="coolhearts &lt;- read.table(&quot;./Data/coolhearts.txt&quot;, header=T)" table:operator="=" table:field-number="0"/>
              <table:filter-condition table:value="coolhearts &lt;- read.table(&quot;./Data/coolhearts.txt&quot;, header=T)" table:operator="=" table:field-number="0"/>
              <table:filter-condition table:value="cordblood &lt;- read.table(&quot;./Data/leadcord.txt&quot;, header=T)" table:operator="=" table:field-number="0"/>
              <table:filter-condition table:value="corrosion &lt;- read.table(&quot;./Data/corrosion.txt&quot;, header=T)" table:operator="=" table:field-number="0"/>
              <table:filter-condition table:value="depression &lt;- read.table(&quot;./Data/depression.txt&quot;, header=T)" table:operator="=" table:field-number="0"/>
              <table:filter-condition table:value="disease &lt;- read.table(&quot;./Data/DiseaseOutbreak.txt&quot;, header=T)" table:operator="=" table:field-number="0"/>
              <table:filter-condition table:value="earthquakes &lt;- read.table(&quot;./Data/earthquakes.txt&quot;, header=T)" table:operator="=" table:field-number="0"/>
              <table:filter-condition table:value="employee &lt;- read.table(&quot;./Data/employee.txt&quot;, header=T)" table:operator="=" table:field-number="0"/>
              <table:filter-condition table:value="exerimmun &lt;- read.table(&quot;./Data/exerimmun.txt&quot;, header=T)" table:operator="=" table:field-number="0"/>
              <table:filter-condition table:value="galton &lt;- read.table(&quot;./Data/galton.txt&quot;, header=T)" table:operator="=" table:field-number="0"/>
              <table:filter-condition table:value="google &lt;- read.table(&quot;./Data/google_stock.txt&quot;, header=T)" table:operator="=" table:field-number="0"/>
              <table:filter-condition table:value="handheight &lt;- read.table(&quot;./Data/handheight.txt&quot;, header=T)" table:operator="=" table:field-number="0"/>
              <table:filter-condition table:value="handheight &lt;- read.table(&quot;./Data/handheight.txt&quot;, header=T)" table:operator="=" table:field-number="0"/>
              <table:filter-condition table:value="heightfoot &lt;- read.table(&quot;./Data/height_foot.txt&quot;, header=T)" table:operator="=" table:field-number="0"/>
              <table:filter-condition table:value="heightgpa &lt;- read.table(&quot;./Data/heightgpa.txt&quot;, header=T)" table:operator="=" table:field-number="0"/>
              <table:filter-condition table:value="heightgpa &lt;- read.table(&quot;./Data/heightgpa.txt&quot;, header=T)" table:operator="=" table:field-number="0"/>
              <table:filter-condition table:value="heightgpa &lt;- read.table(&quot;./Data/heightgpa.txt&quot;, header=T)" table:operator="=" table:field-number="0"/>
              <table:filter-condition table:value="heightweight &lt;- read.table(&quot;./Data/student_height_weight.txt&quot;, header=T)" table:operator="=" table:field-number="0"/>
              <table:filter-condition table:value="heightweight &lt;- read.table(&quot;./Data/student_height_weight.txt&quot;, header=T)" table:operator="=" table:field-number="0"/>
              <table:filter-condition table:value="infectionrisk &lt;- read.table(&quot;./Data/infectionrisk.txt&quot;, header=T)" table:operator="=" table:field-number="0"/>
              <table:filter-condition table:value="infectionrisk &lt;- read.table(&quot;./Data/infectionrisk.txt&quot;, header=T)" table:operator="=" table:field-number="0"/>
              <table:filter-condition table:value="infectionrisk &lt;- read.table(&quot;./Data/infectionrisk.txt&quot;, header=T)" table:operator="=" table:field-number="0"/>
              <table:filter-condition table:value="infectionrisk &lt;- read.table(&quot;./Data/infectionrisk.txt&quot;, header=T)" table:operator="=" table:field-number="0"/>
              <table:filter-condition table:value="infectionrisk &lt;- read.table(&quot;./Data/infectionrisk.txt&quot;, header=T)" table:operator="=" table:field-number="0"/>
              <table:filter-condition table:value="influence1 &lt;- read.table(&quot;./Data/influence1.txt&quot;, header=T)" table:operator="=" table:field-number="0"/>
              <table:filter-condition table:value="influence2 &lt;- read.table(&quot;./Data/influence2.txt&quot;, header=T)" table:operator="=" table:field-number="0"/>
              <table:filter-condition table:value="influence3 &lt;- read.table(&quot;./Data/influence3.txt&quot;, header=T)" table:operator="=" table:field-number="0"/>
              <table:filter-condition table:value="influence4 &lt;- read.table(&quot;./Data/influence4.txt&quot;, header=T)" table:operator="=" table:field-number="0"/>
              <table:filter-condition table:value="iqsize &lt;- read.table(&quot;./Data/iqsize.txt&quot;, header=T)" table:operator="=" table:field-number="0"/>
              <table:filter-condition table:value="iqsize &lt;- read.table(&quot;./Data/iqsize.txt&quot;, header=T)" table:operator="=" table:field-number="0"/>
              <table:filter-condition table:value="iqsize &lt;- read.table(&quot;./Data/iqsize.txt&quot;, header=T)" table:operator="=" table:field-number="0"/>
              <table:filter-condition table:value="iqsize &lt;- read.table(&quot;./Data/iqsize.txt&quot;, header=T)" table:operator="=" table:field-number="0"/>
              <table:filter-condition table:value="iqsize &lt;- read.table(&quot;./Data/iqsize.txt&quot;, header=T)" table:operator="=" table:field-number="0"/>
              <table:filter-condition table:value="leukemia &lt;- read.table(&quot;./Data/leukemia_remission.txt&quot;, header=T)" table:operator="=" table:field-number="0"/>
              <table:filter-condition table:value="lungfunction &lt;- read.table(&quot;./Data/fev_dat.txt&quot;, header=T)" table:operator="=" table:field-number="0"/>
              <table:filter-condition table:value="mammgest &lt;- read.table(&quot;./Data/mammgest.txt&quot;, header=T)" table:operator="=" table:field-number="0"/>
              <table:filter-condition table:value="marketshare &lt;- read.table(&quot;./Data/market_share.txt&quot;, header=T)" table:operator="=" table:field-number="0"/>
              <table:filter-condition table:value="martian &lt;- read.table(&quot;./Data/martian.txt&quot;, header=T)" table:operator="=" table:field-number="0"/>
              <table:filter-condition table:value="newaccounts &lt;- read.table(&quot;./Data/newaccounts.txt&quot;, header=T)" table:operator="=" table:field-number="0"/>
              <table:filter-condition table:value="odor &lt;- read.table(&quot;./Data/odor.txt&quot;, header=T)" table:operator="=" table:field-number="0"/>
              <table:filter-condition table:value="oldfaithful &lt;- read.table(&quot;./Data/oldfaithful.txt&quot;, header=T)" table:operator="=" table:field-number="0"/>
              <table:filter-condition table:value="pastry &lt;- read.table(&quot;./Data/pastry.txt&quot;, header=T)" table:operator="=" table:field-number="0"/>
              <table:filter-condition table:value="peru &lt;- read.table(&quot;./Data/peru.txt&quot;, header=T)" table:operator="=" table:field-number="0"/>
              <table:filter-condition table:value="peru &lt;- read.table(&quot;./Data/peru.txt&quot;, header=T)" table:operator="=" table:field-number="0"/>
              <table:filter-condition table:value="physical &lt;- read.table(&quot;./Data/Physical.txt&quot;, header=T)" table:operator="=" table:field-number="0"/>
              <table:filter-condition table:value="physical &lt;- read.table(&quot;./Data/Physical.txt&quot;, header=T)" table:operator="=" table:field-number="0"/>
              <table:filter-condition table:value="poisson &lt;- read.table(&quot;./Data/poisson_simulated.txt&quot;, header=T)" table:operator="=" table:field-number="0"/>
              <table:filter-condition table:value="poverty &lt;- read.table(&quot;./Data/poverty.txt&quot;, header=T)" table:operator="=" table:field-number="0"/>
              <table:filter-condition table:value="poverty &lt;- read.table(&quot;./Data/poverty.txt&quot;, header=T)" table:operator="=" table:field-number="0"/>
              <table:filter-condition table:value="realestate &lt;- read.table(&quot;./Data/realestate_sales.txt&quot;, header=T)" table:operator="=" table:field-number="0"/>
              <table:filter-condition table:value="realestate &lt;- read.table(&quot;./Data/realestate_sales.txt&quot;, header=T)" table:operator="=" table:field-number="0"/>
              <table:filter-condition table:value="realestate &lt;- read.table(&quot;./Data/realestate.txt&quot;, header=T)" table:operator="=" table:field-number="0"/>
              <table:filter-condition table:value="recovery &lt;- read.table(&quot;./Data/recovery.txt&quot;, header=T)" table:operator="=" table:field-number="0"/>
              <table:filter-condition table:value="shortleaf &lt;- read.table(&quot;./Data/shortleaf.txt&quot;, header=T)" table:operator="=" table:field-number="0"/>
              <table:filter-condition table:value="signdist &lt;- read.table(&quot;./Data/signdist.txt&quot;, header=T)" table:operator="=" table:field-number="0"/>
              <table:filter-condition table:value="signdist &lt;- read.table(&quot;./Data/signdist.txt&quot;, header=T)" table:operator="=" table:field-number="0"/>
              <table:filter-condition table:value="skincancer &lt;- read.table(&quot;./Data/skincancer.txt&quot;, header=T)" table:operator="=" table:field-number="0"/>
              <table:filter-condition table:value="skincancer &lt;- read.table(&quot;./Data/skincancer.txt&quot;, header=T)" table:operator="=" table:field-number="0"/>
              <table:filter-condition table:value="skincancer &lt;- read.table(&quot;./Data/skincancer.txt&quot;, header=T)" table:operator="=" table:field-number="0"/>
              <table:filter-condition table:value="skincancer &lt;- read.table(&quot;./Data/skincancer.txt&quot;, header=T)" table:operator="=" table:field-number="0"/>
              <table:filter-condition table:value="skincancer &lt;- read.table(&quot;./Data/skincancer.txt&quot;, header=T)" table:operator="=" table:field-number="0"/>
              <table:filter-condition table:value="skincancer &lt;- read.table(&quot;./Data/skincancer.txt&quot;, header=T)" table:operator="=" table:field-number="0"/>
              <table:filter-condition table:value="skincancer &lt;- read.table(&quot;./Data/skincancer.txt&quot;, header=T)" table:operator="=" table:field-number="0"/>
              <table:filter-condition table:value="soapsuds &lt;- read.table(&quot;./Data/soapsuds.txt&quot;, header=T)" table:operator="=" table:field-number="0"/>
              <table:filter-condition table:value="solconc &lt;- read.table(&quot;./Data/solutions_conc.txt&quot;, header=T)" table:operator="=" table:field-number="0"/>
              <table:filter-condition table:value="sprinters &lt;- read.table(&quot;./Data/mens200m.txt&quot;, header=T)" table:operator="=" table:field-number="0"/>
              <table:filter-condition table:value="statfemales &lt;- read.table(&quot;./Data/stat_females.txt&quot;, header=T)" table:operator="=" table:field-number="0"/>
              <table:filter-condition table:value="swallows &lt;- read.table(&quot;./Data/allswallows.txt&quot;, header=T)" table:operator="=" table:field-number="0"/>
              <table:filter-condition table:value="toluca &lt;- read.table(&quot;./Data/toluca.txt&quot;, header=T)" table:operator="=" table:field-number="0"/>
              <table:filter-condition table:value="toxicity &lt;- read.table(&quot;./Data/toxicity.txt&quot;, header=T)" table:operator="=" table:field-number="0"/>
              <table:filter-condition table:value="treadwear &lt;- read.table(&quot;./Data/treadwear.txt&quot;, header=T)" table:operator="=" table:field-number="0"/>
              <table:filter-condition table:value="uncorrpreds &lt;- read.table(&quot;./Data/uncorrpreds.txt&quot;, header=T)" table:operator="=" table:field-number="0"/>
              <table:filter-condition table:value="wordrecall &lt;- read.table(&quot;./Data/wordrecall.txt&quot;, header=T)" table:operator="=" table:field-number="0"/>
              <table:filter-condition table:value="yield &lt;- read.table(&quot;./Data/yield.txt&quot;, header=T)" table:operator="=" table:field-number="0"/>
            </table:filter-or>
          </table:filter>
        </table:database-range>
        <table:database-range table:name="__Anonymous_Sheet_DB__1" table:target-range-address="in_Data.A1:in_Data.B89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UMing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Swenson</meta:initial-creator>
    <meta:creation-date>2021-11-27T17:06:49.719259732</meta:creation-date>
    <dc:date>2021-11-27T18:35:16.709303847</dc:date>
    <dc:creator>Chris Swenson</dc:creator>
    <meta:editing-duration>PT58M22S</meta:editing-duration>
    <meta:editing-cycles>1</meta:editing-cycles>
    <meta:document-statistic meta:table-count="2" meta:cell-count="763" meta:object-count="0"/>
    <meta:generator>LibreOffice/7.2.2.2$Linux_X86_64 LibreOffice_project/20$Build-2</meta:generator>
  </office:meta>
</office:document-meta>
</file>